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dc23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49">
            <text:p>849</text:p>
          </table:table-cell>
          <table:table-cell table:formula="of:=ABS([.I1]-[.H1])/[.H1]" office:value-type="float" office:value="0.00701754385964912">
            <text:p>0.0070175439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2]-[.H2])/[.H2]" office:value-type="float" office:value="0.0253025302530253">
            <text:p>0.0253025303</text:p>
          </table:table-cell>
          <table:table-cell/>
          <table:table-cell table:style-name="ce4" office:value-type="string">
            <text:p>sat</text:p>
          </table:table-cell>
          <table:table-cell table:style-name="ce4" office:value-type="string">
            <text:p>relerror</text:p>
          </table:table-cell>
          <table:table-cell table:style-name="ce4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52">
            <text:p>852</text:p>
          </table:table-cell>
          <table:table-cell table:formula="of:=ABS([.I3]-[.H3])/[.H3]" office:value-type="float" office:value="0.0469798657718121">
            <text:p>0.0469798658</text:p>
          </table:table-cell>
          <table:table-cell/>
          <table:table-cell table:style-name="ce5" table:formula="of:=[.$F101]" office:value-type="float" office:value="0.714285714285714">
            <text:p>0.7142857143</text:p>
          </table:table-cell>
          <table:table-cell table:style-name="ce5" table:formula="of:=[.J101]" office:value-type="float" office:value="0.324468305083921">
            <text:p>0.3244683051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598967241703637">
            <text:p>0.0598967242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109753150133843">
            <text:p>0.1097531501</text:p>
          </table:table-cell>
          <table:table-cell table:formula="of:=[.$F66]" office:value-type="float" office:value="0.761904761904762">
            <text:p>0.7619047619</text:p>
          </table:table-cell>
          <table:table-cell table:formula="of:=[.$J66]" office:value-type="float" office:value="0.156707481584969">
            <text:p>0.1567074816</text:p>
          </table:table-cell>
          <table:table-cell table:formula="of:=[.$F88]" office:value-type="float" office:value="0.0952380952380952">
            <text:p>0.0952380952</text:p>
          </table:table-cell>
          <table:table-cell table:formula="of:=[.$J88]" office:value-type="float" office:value="0.97151586444651">
            <text:p>0.9715158644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885580929856453">
            <text:p>0.8855809299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70937284933275">
            <text:p>0.6709372849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2">
            <text:p>842</text:p>
          </table:table-cell>
          <table:table-cell table:formula="of:=ABS([.I4]-[.H4])/[.H4]" office:value-type="float" office:value="0.0277136258660508">
            <text:p>0.0277136259</text:p>
          </table:table-cell>
          <table:table-cell/>
          <table:table-cell table:style-name="ce5" table:formula="of:=[.$F202]" office:value-type="float" office:value="0.726190476190476">
            <text:p>0.7261904762</text:p>
          </table:table-cell>
          <table:table-cell table:style-name="ce5" table:formula="of:=[.J202]" office:value-type="float" office:value="0.30668022618769">
            <text:p>0.3066802262</text:p>
          </table:table-cell>
          <table:table-cell table:formula="of:=[.$F123]" office:value-type="float" office:value="1">
            <text:p>1</text:p>
          </table:table-cell>
          <table:table-cell table:formula="of:=[.$J123]" office:value-type="float" office:value="0.0280590799969892">
            <text:p>0.02805908</text:p>
          </table:table-cell>
          <table:table-cell table:formula="of:=[.$F145]" office:value-type="float" office:value="1">
            <text:p>1</text:p>
          </table:table-cell>
          <table:table-cell table:formula="of:=[.$J145]" office:value-type="float" office:value="0.0261000950091812">
            <text:p>0.026100095</text:p>
          </table:table-cell>
          <table:table-cell table:formula="of:=[.$F167]" office:value-type="float" office:value="0.80952380952381">
            <text:p>0.8095238095</text:p>
          </table:table-cell>
          <table:table-cell table:formula="of:=[.$J167]" office:value-type="float" office:value="0.158498657178363">
            <text:p>0.1584986572</text:p>
          </table:table-cell>
          <table:table-cell table:formula="of:=[.$F189]" office:value-type="float" office:value="0.0952380952380952">
            <text:p>0.0952380952</text:p>
          </table:table-cell>
          <table:table-cell table:formula="of:=[.$J189]" office:value-type="float" office:value="1.01406307256623">
            <text:p>1.0140630726</text:p>
          </table:table-cell>
          <table:table-cell table:formula="of:=[.$F195]" office:value-type="float" office:value="0">
            <text:p>0</text:p>
          </table:table-cell>
          <table:table-cell table:formula="of:=[.$J195]" office:value-type="float" office:value="0.932129414255404">
            <text:p>0.9321294143</text:p>
          </table:table-cell>
          <table:table-cell table:formula="of:=[.$F201]" office:value-type="float" office:value="0">
            <text:p>0</text:p>
          </table:table-cell>
          <table:table-cell table:formula="of:=[.$J201]" office:value-type="float" office:value="0.68431801978882">
            <text:p>0.6843180198</text:p>
          </table:table-cell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31">
            <text:p>931</text:p>
          </table:table-cell>
          <table:table-cell table:formula="of:=ABS([.I5]-[.H5])/[.H5]" office:value-type="float" office:value="0.125821596244131">
            <text:p>0.1258215962</text:p>
          </table:table-cell>
          <table:table-cell/>
          <table:table-cell table:style-name="ce5" table:formula="of:=[.$F303]" office:value-type="float" office:value="0.714285714285714">
            <text:p>0.7142857143</text:p>
          </table:table-cell>
          <table:table-cell table:style-name="ce5" table:formula="of:=[.J303]" office:value-type="float" office:value="0.297005066683706">
            <text:p>0.2970050667</text:p>
          </table:table-cell>
          <table:table-cell table:formula="of:=[.$F224]" office:value-type="float" office:value="1">
            <text:p>1</text:p>
          </table:table-cell>
          <table:table-cell table:formula="of:=[.$J224]" office:value-type="float" office:value="0.00124567026283276">
            <text:p>0.0012456703</text:p>
          </table:table-cell>
          <table:table-cell table:formula="of:=[.$F246]" office:value-type="float" office:value="1">
            <text:p>1</text:p>
          </table:table-cell>
          <table:table-cell table:formula="of:=[.$J246]" office:value-type="float" office:value="0.0373520424527188">
            <text:p>0.0373520425</text:p>
          </table:table-cell>
          <table:table-cell table:formula="of:=[.$F268]" office:value-type="float" office:value="0.80952380952381">
            <text:p>0.8095238095</text:p>
          </table:table-cell>
          <table:table-cell table:formula="of:=[.$J268]" office:value-type="float" office:value="0.124214182987956">
            <text:p>0.124214183</text:p>
          </table:table-cell>
          <table:table-cell table:formula="of:=[.$F290]" office:value-type="float" office:value="0.0476190476190476">
            <text:p>0.0476190476</text:p>
          </table:table-cell>
          <table:table-cell table:formula="of:=[.$J290]" office:value-type="float" office:value="1.02520837103132">
            <text:p>1.025208371</text:p>
          </table:table-cell>
          <table:table-cell table:formula="of:=[.$F296]" office:value-type="float" office:value="0.2">
            <text:p>0.2</text:p>
          </table:table-cell>
          <table:table-cell table:formula="of:=[.$J296]" office:value-type="float" office:value="0.865099441503361">
            <text:p>0.8650994415</text:p>
          </table:table-cell>
          <table:table-cell table:formula="of:=[.$F302]" office:value-type="float" office:value="0">
            <text:p>0</text:p>
          </table:table-cell>
          <table:table-cell table:formula="of:=[.$J302]" office:value-type="float" office:value="0.675151992018141">
            <text:p>0.675151992</text:p>
          </table:table-cell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42">
            <text:p>842</text:p>
          </table:table-cell>
          <table:table-cell table:formula="of:=ABS([.I6]-[.H6])/[.H6]" office:value-type="float" office:value="0.132852729145211">
            <text:p>0.1328527291</text:p>
          </table:table-cell>
          <table:table-cell/>
          <table:table-cell table:style-name="ce5" table:formula="of:=[.$F404]" office:value-type="float" office:value="0.702380952380952">
            <text:p>0.7023809524</text:p>
          </table:table-cell>
          <table:table-cell table:style-name="ce5" table:formula="of:=[.J404]" office:value-type="float" office:value="0.286783335256905">
            <text:p>0.2867833353</text:p>
          </table:table-cell>
          <table:table-cell table:formula="of:=[.$F325]" office:value-type="float" office:value="1">
            <text:p>1</text:p>
          </table:table-cell>
          <table:table-cell table:formula="of:=[.$J325]" office:value-type="float" office:value="0.00353795907925452">
            <text:p>0.0035379591</text:p>
          </table:table-cell>
          <table:table-cell table:formula="of:=[.$F347]" office:value-type="float" office:value="1">
            <text:p>1</text:p>
          </table:table-cell>
          <table:table-cell table:formula="of:=[.$J347]" office:value-type="float" office:value="0.00864931505826543">
            <text:p>0.0086493151</text:p>
          </table:table-cell>
          <table:table-cell table:formula="of:=[.$F369]" office:value-type="float" office:value="0.714285714285714">
            <text:p>0.7142857143</text:p>
          </table:table-cell>
          <table:table-cell table:formula="of:=[.$J369]" office:value-type="float" office:value="0.119927915952009">
            <text:p>0.119927916</text:p>
          </table:table-cell>
          <table:table-cell table:formula="of:=[.$F391]" office:value-type="float" office:value="0.0952380952380952">
            <text:p>0.0952380952</text:p>
          </table:table-cell>
          <table:table-cell table:formula="of:=[.$J391]" office:value-type="float" office:value="1.01501815093809">
            <text:p>1.0150181509</text:p>
          </table:table-cell>
          <table:table-cell table:formula="of:=[.$F397]" office:value-type="float" office:value="0">
            <text:p>0</text:p>
          </table:table-cell>
          <table:table-cell table:formula="of:=[.$J397]" office:value-type="float" office:value="0.916708853507741">
            <text:p>0.9167088535</text:p>
          </table:table-cell>
          <table:table-cell table:formula="of:=[.$F403]" office:value-type="float" office:value="0">
            <text:p>0</text:p>
          </table:table-cell>
          <table:table-cell table:formula="of:=[.$J403]" office:value-type="float" office:value="0.687972504838654">
            <text:p>0.6879725048</text:p>
          </table:table-cell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7]-[.H7])/[.H7]" office:value-type="float" office:value="0.00337078651685393">
            <text:p>0.0033707865</text:p>
          </table:table-cell>
          <table:table-cell/>
          <table:table-cell table:style-name="ce5" table:formula="of:=[.$F505]" office:value-type="float" office:value="0.726190476190476">
            <text:p>0.7261904762</text:p>
          </table:table-cell>
          <table:table-cell table:style-name="ce5" table:formula="of:=[.J505]" office:value-type="float" office:value="0.290258204319736">
            <text:p>0.2902582043</text:p>
          </table:table-cell>
          <table:table-cell table:formula="of:=[.$F426]" office:value-type="float" office:value="1">
            <text:p>1</text:p>
          </table:table-cell>
          <table:table-cell table:formula="of:=[.$J426]" office:value-type="float" office:value="0.00228899953618869">
            <text:p>0.0022889995</text:p>
          </table:table-cell>
          <table:table-cell table:formula="of:=[.$F448]" office:value-type="float" office:value="1">
            <text:p>1</text:p>
          </table:table-cell>
          <table:table-cell table:formula="of:=[.$J448]" office:value-type="float" office:value="0.0383003114661606">
            <text:p>0.0383003115</text:p>
          </table:table-cell>
          <table:table-cell table:formula="of:=[.$F470]" office:value-type="float" office:value="0.80952380952381">
            <text:p>0.8095238095</text:p>
          </table:table-cell>
          <table:table-cell table:formula="of:=[.$J470]" office:value-type="float" office:value="0.115438328261115">
            <text:p>0.1154383283</text:p>
          </table:table-cell>
          <table:table-cell table:formula="of:=[.$F492]" office:value-type="float" office:value="0.0952380952380952">
            <text:p>0.0952380952</text:p>
          </table:table-cell>
          <table:table-cell table:formula="of:=[.$J492]" office:value-type="float" office:value="1.00500517801548">
            <text:p>1.005005178</text:p>
          </table:table-cell>
          <table:table-cell table:formula="of:=[.$F498]" office:value-type="float" office:value="0.2">
            <text:p>0.2</text:p>
          </table:table-cell>
          <table:table-cell table:formula="of:=[.$J498]" office:value-type="float" office:value="0.84684331071317">
            <text:p>0.8468433107</text:p>
          </table:table-cell>
          <table:table-cell table:formula="of:=[.$F504]" office:value-type="float" office:value="0">
            <text:p>0</text:p>
          </table:table-cell>
          <table:table-cell table:formula="of:=[.$J504]" office:value-type="float" office:value="0.687972504838654">
            <text:p>0.6879725048</text:p>
          </table:table-cell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44">
            <text:p>944</text:p>
          </table:table-cell>
          <table:table-cell table:formula="of:=ABS([.I8]-[.H8])/[.H8]" office:value-type="float" office:value="0.076320939334638">
            <text:p>0.0763209393</text:p>
          </table:table-cell>
          <table:table-cell/>
          <table:table-cell table:style-name="ce5" table:formula="of:=[.$F606]" office:value-type="float" office:value="0.69047619047619">
            <text:p>0.6904761905</text:p>
          </table:table-cell>
          <table:table-cell table:style-name="ce5" table:formula="of:=[.J606]" office:value-type="float" office:value="0.301191747390014">
            <text:p>0.3011917474</text:p>
          </table:table-cell>
          <table:table-cell table:formula="of:=[.$F527]" office:value-type="float" office:value="1">
            <text:p>1</text:p>
          </table:table-cell>
          <table:table-cell table:formula="of:=[.$J527]" office:value-type="float" office:value="0.0057560297344404">
            <text:p>0.0057560297</text:p>
          </table:table-cell>
          <table:table-cell table:formula="of:=[.$F549]" office:value-type="float" office:value="0.952380952380952">
            <text:p>0.9523809524</text:p>
          </table:table-cell>
          <table:table-cell table:formula="of:=[.$J549]" office:value-type="float" office:value="0.028823659442628">
            <text:p>0.0288236594</text:p>
          </table:table-cell>
          <table:table-cell table:formula="of:=[.$F571]" office:value-type="float" office:value="0.714285714285714">
            <text:p>0.7142857143</text:p>
          </table:table-cell>
          <table:table-cell table:formula="of:=[.$J571]" office:value-type="float" office:value="0.155500428479704">
            <text:p>0.1555004285</text:p>
          </table:table-cell>
          <table:table-cell table:formula="of:=[.$F593]" office:value-type="float" office:value="0.0952380952380952">
            <text:p>0.0952380952</text:p>
          </table:table-cell>
          <table:table-cell table:formula="of:=[.$J593]" office:value-type="float" office:value="1.01468687190329">
            <text:p>1.0146868719</text:p>
          </table:table-cell>
          <table:table-cell table:formula="of:=[.$F599]" office:value-type="float" office:value="0">
            <text:p>0</text:p>
          </table:table-cell>
          <table:table-cell table:formula="of:=[.$J599]" office:value-type="float" office:value="0.925028321061817">
            <text:p>0.9250283211</text:p>
          </table:table-cell>
          <table:table-cell table:formula="of:=[.$F605]" office:value-type="float" office:value="0.0952380952380952">
            <text:p>0.0952380952</text:p>
          </table:table-cell>
          <table:table-cell table:formula="of:=[.$J605]" office:value-type="float" office:value="0.577858538734108">
            <text:p>0.5778585387</text:p>
          </table:table-cell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06">
            <text:p>706</text:p>
          </table:table-cell>
          <table:table-cell table:formula="of:=ABS([.I9]-[.H9])/[.H9]" office:value-type="float" office:value="0.180023228803717">
            <text:p>0.1800232288</text:p>
          </table:table-cell>
          <table:table-cell/>
          <table:table-cell table:style-name="ce5" table:formula="of:=[.$F707]" office:value-type="float" office:value="0.714285714285714">
            <text:p>0.7142857143</text:p>
          </table:table-cell>
          <table:table-cell table:style-name="ce5" table:formula="of:=[.J707]" office:value-type="float" office:value="0.290034436984086">
            <text:p>0.290034437</text:p>
          </table:table-cell>
          <table:table-cell table:formula="of:=[.$F628]" office:value-type="float" office:value="1">
            <text:p>1</text:p>
          </table:table-cell>
          <table:table-cell table:formula="of:=[.$J628]" office:value-type="float" office:value="0.00193552241850337">
            <text:p>0.0019355224</text:p>
          </table:table-cell>
          <table:table-cell table:formula="of:=[.$F650]" office:value-type="float" office:value="0.952380952380952">
            <text:p>0.9523809524</text:p>
          </table:table-cell>
          <table:table-cell table:formula="of:=[.$J650]" office:value-type="float" office:value="0.0296070171443573">
            <text:p>0.0296070171</text:p>
          </table:table-cell>
          <table:table-cell table:formula="of:=[.$F672]" office:value-type="float" office:value="0.761904761904762">
            <text:p>0.7619047619</text:p>
          </table:table-cell>
          <table:table-cell table:formula="of:=[.$J672]" office:value-type="float" office:value="0.137240579147003">
            <text:p>0.1372405791</text:p>
          </table:table-cell>
          <table:table-cell table:formula="of:=[.$F694]" office:value-type="float" office:value="0.142857142857143">
            <text:p>0.1428571429</text:p>
          </table:table-cell>
          <table:table-cell table:formula="of:=[.$J694]" office:value-type="float" office:value="0.991354629226481">
            <text:p>0.9913546292</text:p>
          </table:table-cell>
          <table:table-cell table:formula="of:=[.$F700]" office:value-type="float" office:value="0.2">
            <text:p>0.2</text:p>
          </table:table-cell>
          <table:table-cell table:formula="of:=[.$J700]" office:value-type="float" office:value="0.855162778267247">
            <text:p>0.8551627783</text:p>
          </table:table-cell>
          <table:table-cell table:formula="of:=[.$F706]" office:value-type="float" office:value="0.0476190476190476">
            <text:p>0.0476190476</text:p>
          </table:table-cell>
          <table:table-cell table:formula="of:=[.$J706]" office:value-type="float" office:value="0.608238285569551">
            <text:p>0.6082382856</text:p>
          </table:table-cell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87">
            <text:p>887</text:p>
          </table:table-cell>
          <table:table-cell table:formula="of:=ABS([.I10]-[.H10])/[.H10]" office:value-type="float" office:value="0.0431499460625674">
            <text:p>0.0431499461</text:p>
          </table:table-cell>
          <table:table-cell/>
          <table:table-cell table:style-name="ce5" table:formula="of:=[.$F808]" office:value-type="float" office:value="0.738095238095238">
            <text:p>0.7380952381</text:p>
          </table:table-cell>
          <table:table-cell table:style-name="ce5" table:formula="of:=[.J808]" office:value-type="float" office:value="0.279227598880341">
            <text:p>0.2792275989</text:p>
          </table:table-cell>
          <table:table-cell table:formula="of:=[.$F729]" office:value-type="float" office:value="1">
            <text:p>1</text:p>
          </table:table-cell>
          <table:table-cell table:formula="of:=[.$J729]" office:value-type="float" office:value="0.00502721381437882">
            <text:p>0.0050272138</text:p>
          </table:table-cell>
          <table:table-cell table:formula="of:=[.$F751]" office:value-type="float" office:value="0.952380952380952">
            <text:p>0.9523809524</text:p>
          </table:table-cell>
          <table:table-cell table:formula="of:=[.$J751]" office:value-type="float" office:value="0.0235374079186591">
            <text:p>0.0235374079</text:p>
          </table:table-cell>
          <table:table-cell table:formula="of:=[.$F773]" office:value-type="float" office:value="0.904761904761905">
            <text:p>0.9047619048</text:p>
          </table:table-cell>
          <table:table-cell table:formula="of:=[.$J773]" office:value-type="float" office:value="0.0736589018850422">
            <text:p>0.0736589019</text:p>
          </table:table-cell>
          <table:table-cell table:formula="of:=[.$F795]" office:value-type="float" office:value="0.0952380952380952">
            <text:p>0.0952380952</text:p>
          </table:table-cell>
          <table:table-cell table:formula="of:=[.$J795]" office:value-type="float" office:value="1.01468687190329">
            <text:p>1.0146868719</text:p>
          </table:table-cell>
          <table:table-cell table:formula="of:=[.$F801]" office:value-type="float" office:value="0.2">
            <text:p>0.2</text:p>
          </table:table-cell>
          <table:table-cell table:formula="of:=[.$J801]" office:value-type="float" office:value="0.84684331071317">
            <text:p>0.8468433107</text:p>
          </table:table-cell>
          <table:table-cell table:formula="of:=[.$F807]" office:value-type="float" office:value="0">
            <text:p>0</text:p>
          </table:table-cell>
          <table:table-cell table:formula="of:=[.$J807]" office:value-type="float" office:value="0.687972504838654">
            <text:p>0.6879725048</text:p>
          </table:table-cell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26">
            <text:p>826</text:p>
          </table:table-cell>
          <table:table-cell table:formula="of:=ABS([.I11]-[.H11])/[.H11]" office:value-type="float" office:value="0.102173913043478">
            <text:p>0.102173913</text:p>
          </table:table-cell>
          <table:table-cell/>
          <table:table-cell table:style-name="ce5" table:formula="of:=[.$F909]" office:value-type="float" office:value="0.714285714285714">
            <text:p>0.7142857143</text:p>
          </table:table-cell>
          <table:table-cell table:style-name="ce5" table:formula="of:=[.J909]" office:value-type="float" office:value="0.298434025330794">
            <text:p>0.2984340253</text:p>
          </table:table-cell>
          <table:table-cell table:formula="of:=[.$F730]" office:value-type="float" office:value="20">
            <text:p>20</text:p>
          </table:table-cell>
          <table:table-cell table:formula="of:=[.$J830]" office:value-type="float" office:value="0.00589423114356512">
            <text:p>0.0058942311</text:p>
          </table:table-cell>
          <table:table-cell table:formula="of:=[.$F852]" office:value-type="float" office:value="1">
            <text:p>1</text:p>
          </table:table-cell>
          <table:table-cell table:formula="of:=[.$J852]" office:value-type="float" office:value="0.0313583660223936">
            <text:p>0.031358366</text:p>
          </table:table-cell>
          <table:table-cell table:formula="of:=[.$F874]" office:value-type="float" office:value="0.80952380952381">
            <text:p>0.8095238095</text:p>
          </table:table-cell>
          <table:table-cell table:formula="of:=[.$J874]" office:value-type="float" office:value="0.136659033211465">
            <text:p>0.1366590332</text:p>
          </table:table-cell>
          <table:table-cell table:formula="of:=[.$F896]" office:value-type="float" office:value="0.0476190476190476">
            <text:p>0.0476190476</text:p>
          </table:table-cell>
          <table:table-cell table:formula="of:=[.$J896]" office:value-type="float" office:value="1.01982447094575">
            <text:p>1.0198244709</text:p>
          </table:table-cell>
          <table:table-cell table:formula="of:=[.$F902]" office:value-type="float" office:value="0">
            <text:p>0</text:p>
          </table:table-cell>
          <table:table-cell table:formula="of:=[.$J902]" office:value-type="float" office:value="0.940448881809481">
            <text:p>0.9404488818</text:p>
          </table:table-cell>
          <table:table-cell table:formula="of:=[.$F908]" office:value-type="float" office:value="0">
            <text:p>0</text:p>
          </table:table-cell>
          <table:table-cell table:formula="of:=[.$J908]" office:value-type="float" office:value="0.687972504838654">
            <text:p>0.6879725048</text:p>
          </table:table-cell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05">
            <text:p>905</text:p>
          </table:table-cell>
          <table:table-cell table:formula="of:=ABS([.I12]-[.H12])/[.H12]" office:value-type="float" office:value="0.155783582089552">
            <text:p>0.15578358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14]-[.H14])/[.H14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7">
            <text:p>807</text:p>
          </table:table-cell>
          <table:table-cell table:formula="of:=ABS([.I15]-[.H15])/[.H15]" office:value-type="float" office:value="0.0170523751522534">
            <text:p>0.0170523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64">
            <text:p>964</text:p>
          </table:table-cell>
          <table:table-cell table:formula="of:=ABS([.I16]-[.H16])/[.H16]" office:value-type="float" office:value="0.0163265306122449">
            <text:p>0.0163265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33">
            <text:p>933</text:p>
          </table:table-cell>
          <table:table-cell table:formula="of:=ABS([.I17]-[.H17])/[.H17]" office:value-type="float" office:value="0.0834970530451866">
            <text:p>0.0834970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42">
            <text:p>1042</text:p>
          </table:table-cell>
          <table:table-cell table:formula="of:=ABS([.I18]-[.H18])/[.H18]" office:value-type="float" office:value="0.110162254483348">
            <text:p>0.1101622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16">
            <text:p>1016</text:p>
          </table:table-cell>
          <table:table-cell table:formula="of:=ABS([.I19]-[.H19])/[.H19]" office:value-type="float" office:value="0.0258868648130393">
            <text:p>0.0258868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27">
            <text:p>927</text:p>
          </table:table-cell>
          <table:table-cell table:formula="of:=ABS([.I20]-[.H20])/[.H20]" office:value-type="float" office:value="0.0664652567975831">
            <text:p>0.0664652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598967241703637">
            <text:p>0.05989672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40">
            <text:p>740</text:p>
          </table:table-cell>
          <table:table-cell table:formula="of:=ABS([.I23]-[.H23])/[.H23]" office:value-type="float" office:value="0.0715181932245922">
            <text:p>0.07151819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30">
            <text:p>730</text:p>
          </table:table-cell>
          <table:table-cell table:formula="of:=ABS([.I26]-[.H26])/[.H26]" office:value-type="float" office:value="0.0806045340050378">
            <text:p>0.080604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86">
            <text:p>986</text:p>
          </table:table-cell>
          <table:table-cell table:formula="of:=ABS([.I27]-[.H27])/[.H27]" office:value-type="float" office:value="0.0741784037558685">
            <text:p>0.0741784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93">
            <text:p>593</text:p>
          </table:table-cell>
          <table:table-cell table:formula="of:=ABS([.I28]-[.H28])/[.H28]" office:value-type="float" office:value="0.325369738339022">
            <text:p>0.3253697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42">
            <text:p>742</text:p>
          </table:table-cell>
          <table:table-cell table:formula="of:=ABS([.I29]-[.H29])/[.H29]" office:value-type="float" office:value="0.0873308733087331">
            <text:p>0.0873308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94">
            <text:p>894</text:p>
          </table:table-cell>
          <table:table-cell table:formula="of:=ABS([.I30]-[.H30])/[.H30]" office:value-type="float" office:value="0.11044776119403">
            <text:p>0.11044776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06">
            <text:p>706</text:p>
          </table:table-cell>
          <table:table-cell table:formula="of:=ABS([.I31]-[.H31])/[.H31]" office:value-type="float" office:value="0.0722733245729304">
            <text:p>0.0722733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47">
            <text:p>747</text:p>
          </table:table-cell>
          <table:table-cell table:formula="of:=ABS([.I32]-[.H32])/[.H32]" office:value-type="float" office:value="0.0508259212198221">
            <text:p>0.0508259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64">
            <text:p>664</text:p>
          </table:table-cell>
          <table:table-cell table:formula="of:=ABS([.I33]-[.H33])/[.H33]" office:value-type="float" office:value="0.162673392181589">
            <text:p>0.1626733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39">
            <text:p>839</text:p>
          </table:table-cell>
          <table:table-cell table:formula="of:=ABS([.I35]-[.H35])/[.H35]" office:value-type="float" office:value="0.0997854077253219">
            <text:p>0.09978540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50">
            <text:p>650</text:p>
          </table:table-cell>
          <table:table-cell table:formula="of:=ABS([.I36]-[.H36])/[.H36]" office:value-type="float" office:value="0.27536231884058">
            <text:p>0.27536231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37]-[.H37])/[.H37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93">
            <text:p>593</text:p>
          </table:table-cell>
          <table:table-cell table:formula="of:=ABS([.I38]-[.H38])/[.H38]" office:value-type="float" office:value="0.389289392378991">
            <text:p>0.3892893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41">
            <text:p>841</text:p>
          </table:table-cell>
          <table:table-cell table:formula="of:=ABS([.I39]-[.H39])/[.H39]" office:value-type="float" office:value="0.0798687089715536">
            <text:p>0.079868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24">
            <text:p>824</text:p>
          </table:table-cell>
          <table:table-cell table:formula="of:=ABS([.I40]-[.H40])/[.H40]" office:value-type="float" office:value="0.275285839929639">
            <text:p>0.27528583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35">
            <text:p>935</text:p>
          </table:table-cell>
          <table:table-cell table:formula="of:=ABS([.I41]-[.H41])/[.H41]" office:value-type="float" office:value="0.0603015075376884">
            <text:p>0.0603015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2]-[.H42])/[.H4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6">
            <text:p>866</text:p>
          </table:table-cell>
          <table:table-cell table:formula="of:=ABS([.I43]-[.H43])/[.H43]" office:value-type="float" office:value="0.0747863247863248">
            <text:p>0.07478632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109753150133843">
            <text:p>0.10975315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1">
            <text:p>601</text:p>
          </table:table-cell>
          <table:table-cell table:formula="of:=ABS([.I45]-[.H45])/[.H45]" office:value-type="float" office:value="0.188933873144399">
            <text:p>0.1889338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51">
            <text:p>551</text:p>
          </table:table-cell>
          <table:table-cell table:formula="of:=ABS([.I46]-[.H46])/[.H46]" office:value-type="float" office:value="0.327228327228327">
            <text:p>0.3272283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69">
            <text:p>769</text:p>
          </table:table-cell>
          <table:table-cell table:formula="of:=ABS([.I47]-[.H47])/[.H47]" office:value-type="float" office:value="0.0363408521303258">
            <text:p>0.0363408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49">
            <text:p>849</text:p>
          </table:table-cell>
          <table:table-cell table:formula="of:=ABS([.I49]-[.H49])/[.H49]" office:value-type="float" office:value="0.164370078740157">
            <text:p>0.1643700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9">
            <text:p>979</text:p>
          </table:table-cell>
          <table:table-cell table:formula="of:=ABS([.I50]-[.H50])/[.H50]" office:value-type="float" office:value="0.322972972972973">
            <text:p>0.322972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3">
            <text:p>713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52]-[.H52])/[.H52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34">
            <text:p>434</text:p>
          </table:table-cell>
          <table:table-cell table:formula="of:=ABS([.I53]-[.H53])/[.H53]" office:value-type="float" office:value="0.185741088180113">
            <text:p>0.1857410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2">
            <text:p>682</text:p>
          </table:table-cell>
          <table:table-cell table:formula="of:=ABS([.I54]-[.H54])/[.H54]" office:value-type="float" office:value="0.0593103448275862">
            <text:p>0.05931034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59">
            <text:p>659</text:p>
          </table:table-cell>
          <table:table-cell table:formula="of:=ABS([.I55]-[.H55])/[.H55]" office:value-type="float" office:value="0.108254397834912">
            <text:p>0.10825439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13">
            <text:p>813</text:p>
          </table:table-cell>
          <table:table-cell table:formula="of:=ABS([.I57]-[.H57])/[.H57]" office:value-type="float" office:value="0.0193003618817853">
            <text:p>0.0193003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31">
            <text:p>631</text:p>
          </table:table-cell>
          <table:table-cell table:formula="of:=ABS([.I58]-[.H58])/[.H58]" office:value-type="float" office:value="0.0868306801736614">
            <text:p>0.08683068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368">
            <text:p>368</text:p>
          </table:table-cell>
          <table:table-cell table:formula="of:=ABS([.I59]-[.H59])/[.H59]" office:value-type="float" office:value="0.409309791332263">
            <text:p>0.4093097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54">
            <text:p>754</text:p>
          </table:table-cell>
          <table:table-cell table:formula="of:=ABS([.I60]-[.H60])/[.H60]" office:value-type="float" office:value="0.108747044917258">
            <text:p>0.10874704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18">
            <text:p>1118</text:p>
          </table:table-cell>
          <table:table-cell table:formula="of:=ABS([.I61]-[.H61])/[.H61]" office:value-type="float" office:value="0.223194748358862">
            <text:p>0.2231947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55">
            <text:p>855</text:p>
          </table:table-cell>
          <table:table-cell table:formula="of:=ABS([.I62]-[.H62])/[.H62]" office:value-type="float" office:value="0.139839034205231">
            <text:p>0.1398390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1075">
            <text:p>1075</text:p>
          </table:table-cell>
          <table:table-cell table:formula="of:=ABS([.I63]-[.H63])/[.H63]" office:value-type="float" office:value="0.13277133825079">
            <text:p>0.1327713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64]-[.H64])/[.H64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4">
            <text:p>854</text:p>
          </table:table-cell>
          <table:table-cell table:formula="of:=ABS([.I65]-[.H65])/[.H65]" office:value-type="float" office:value="0.0666666666666667">
            <text:p>0.066666666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6">
            <text:p>16</text:p>
          </table:table-cell>
          <table:table-cell table:style-name="ce1" table:formula="of:=[.E66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5:.J65])" office:value-type="float" office:value="0.156707481584969">
            <text:p>0.1567074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]-[.H67])/[.H6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27">
            <text:p>1227</text:p>
          </table:table-cell>
          <table:table-cell table:formula="of:=ABS([.I68]-[.H68])/[.H68]" office:value-type="float" office:value="0.646979865771812">
            <text:p>0.6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70]-[.H70])/[.H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1]-[.H71])/[.H71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2]-[.H72])/[.H72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9">
            <text:p>579</text:p>
          </table:table-cell>
          <table:table-cell table:formula="of:=ABS([.I73]-[.H73])/[.H73]" office:value-type="float" office:value="0.843949044585987">
            <text:p>0.8439490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56">
            <text:p>956</text:p>
          </table:table-cell>
          <table:table-cell table:formula="of:=ABS([.I75]-[.H75])/[.H75]" office:value-type="float" office:value="0.636986301369863">
            <text:p>0.63698630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76]-[.H76])/[.H76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68">
            <text:p>468</text:p>
          </table:table-cell>
          <table:table-cell table:formula="of:=ABS([.I77]-[.H77])/[.H77]" office:value-type="float" office:value="0.176056338028169">
            <text:p>0.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08">
            <text:p>1008</text:p>
          </table:table-cell>
          <table:table-cell table:formula="of:=ABS([.I78]-[.H78])/[.H78]" office:value-type="float" office:value="0.759162303664921">
            <text:p>0.7591623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36">
            <text:p>936</text:p>
          </table:table-cell>
          <table:table-cell table:formula="of:=ABS([.I79]-[.H79])/[.H79]" office:value-type="float" office:value="2.04885993485342">
            <text:p>2.04885993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18">
            <text:p>1118</text:p>
          </table:table-cell>
          <table:table-cell table:formula="of:=ABS([.I81]-[.H81])/[.H81]" office:value-type="float" office:value="0.39227895392279">
            <text:p>0.39227895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56">
            <text:p>956</text:p>
          </table:table-cell>
          <table:table-cell table:formula="of:=ABS([.I83]-[.H83])/[.H83]" office:value-type="float" office:value="0.340813464235624">
            <text:p>0.3408134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17">
            <text:p>917</text:p>
          </table:table-cell>
          <table:table-cell table:formula="of:=ABS([.I85]-[.H85])/[.H85]" office:value-type="float" office:value="0.980561555075594">
            <text:p>0.98056155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87">
            <text:p>987</text:p>
          </table:table-cell>
          <table:table-cell table:formula="of:=ABS([.I87]-[.H87])/[.H87]" office:value-type="float" office:value="1.80397727272727">
            <text:p>1.8039772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2">
            <text:p>2</text:p>
          </table:table-cell>
          <table:table-cell table:style-name="ce1" table:formula="of:=[.E88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67:.J87])" office:value-type="float" office:value="0.97151586444651">
            <text:p>0.97151586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96">
            <text:p>996</text:p>
          </table:table-cell>
          <table:table-cell table:formula="of:=ABS([.I89]-[.H89])/[.H89]" office:value-type="float" office:value="0.756613756613757">
            <text:p>0.7566137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90]-[.H90])/[.H9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9">
            <text:p>939</text:p>
          </table:table-cell>
          <table:table-cell table:formula="of:=ABS([.I92]-[.H92])/[.H92]" office:value-type="float" office:value="1.19392523364486">
            <text:p>1.193925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885580929856453">
            <text:p>0.8855809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6">
            <text:p>896</text:p>
          </table:table-cell>
          <table:table-cell table:formula="of:=ABS([.I97]-[.H97])/[.H97]" office:value-type="float" office:value="1.04100227790433">
            <text:p>1.0410022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8]-[.H98])/[.H9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1">
            <text:p>821</text:p>
          </table:table-cell>
          <table:table-cell table:formula="of:=ABS([.I99]-[.H99])/[.H99]" office:value-type="float" office:value="1.10512820512821">
            <text:p>1.105128205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2" table:formula="of:=AVERAGE([.J95:.J99])" office:value-type="float" office:value="0.670937284933275">
            <text:p>0.670937284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60">
            <text:p>60</text:p>
          </table:table-cell>
          <table:table-cell table:style-name="ce1" table:formula="of:=[.E101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67:.J87];[.J45:.J65];[.J23:.J43];[.J1:.J21])" office:value-type="float" office:value="0.324468305083921">
            <text:p>0.3244683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82">
            <text:p>782</text:p>
          </table:table-cell>
          <table:table-cell table:formula="of:=ABS([.I102]-[.H102])/[.H102]" office:value-type="float" office:value="0.0853801169590643">
            <text:p>0.085380117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103]-[.H103])/[.H103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105]-[.H105])/[.H105]" office:value-type="float" office:value="0.0300230946882217">
            <text:p>0.030023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06">
            <text:p>1006</text:p>
          </table:table-cell>
          <table:table-cell table:formula="of:=ABS([.I106]-[.H106])/[.H106]" office:value-type="float" office:value="0.0553990610328639">
            <text:p>0.0553990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69">
            <text:p>769</text:p>
          </table:table-cell>
          <table:table-cell table:formula="of:=ABS([.I108]-[.H108])/[.H108]" office:value-type="float" office:value="0.135955056179775">
            <text:p>0.1359550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27">
            <text:p>927</text:p>
          </table:table-cell>
          <table:table-cell table:formula="of:=ABS([.I109]-[.H109])/[.H109]" office:value-type="float" office:value="0.0929549902152642">
            <text:p>0.0929549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110]-[.H110])/[.H110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11]-[.H111])/[.H1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84">
            <text:p>884</text:p>
          </table:table-cell>
          <table:table-cell table:formula="of:=ABS([.I112]-[.H112])/[.H112]" office:value-type="float" office:value="0.0391304347826087">
            <text:p>0.0391304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35">
            <text:p>1035</text:p>
          </table:table-cell>
          <table:table-cell table:formula="of:=ABS([.I113]-[.H113])/[.H113]" office:value-type="float" office:value="0.0345149253731343">
            <text:p>0.03451492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3">
            <text:p>933</text:p>
          </table:table-cell>
          <table:table-cell table:formula="of:=ABS([.I114]-[.H114])/[.H114]" office:value-type="float" office:value="0.0168598524762908">
            <text:p>0.0168598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115]-[.H115])/[.H115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16]-[.H116])/[.H1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17]-[.H117])/[.H117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18]-[.H118])/[.H1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93">
            <text:p>1093</text:p>
          </table:table-cell>
          <table:table-cell table:formula="of:=ABS([.I119]-[.H119])/[.H119]" office:value-type="float" office:value="0.0666097352690009">
            <text:p>0.06660973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02:.D122]; &quot;T&quot;)" office:value-type="float" office:value="21">
            <text:p>21</text:p>
          </table:table-cell>
          <table:table-cell table:style-name="ce1" table:formula="of:=[.E123]/21" office:value-type="float" office:value="1">
            <text:p>1</text:p>
          </table:table-cell>
          <table:table-cell table:number-columns-repeated="3"/>
          <table:table-cell table:style-name="ce1" table:formula="of:=AVERAGE([.J102:.J122])" office:value-type="float" office:value="0.0280590799969892">
            <text:p>0.028059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55">
            <text:p>755</text:p>
          </table:table-cell>
          <table:table-cell table:formula="of:=ABS([.I125]-[.H125])/[.H125]" office:value-type="float" office:value="0.142045454545455">
            <text:p>0.1420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table:formula="of:=ABS([.I126]-[.H126])/[.H126]" office:value-type="float" office:value="0.0123042505592841">
            <text:p>0.0123042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89">
            <text:p>789</text:p>
          </table:table-cell>
          <table:table-cell table:formula="of:=ABS([.I127]-[.H127])/[.H127]" office:value-type="float" office:value="0.00629722921914358">
            <text:p>0.0062972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4">
            <text:p>794</text:p>
          </table:table-cell>
          <table:table-cell table:formula="of:=ABS([.I130]-[.H130])/[.H130]" office:value-type="float" office:value="0.023370233702337">
            <text:p>0.02337023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23">
            <text:p>923</text:p>
          </table:table-cell>
          <table:table-cell table:formula="of:=ABS([.I131]-[.H131])/[.H131]" office:value-type="float" office:value="0.081592039800995">
            <text:p>0.08159203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132]-[.H132])/[.H132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133]-[.H133])/[.H133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134]-[.H134])/[.H134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135]-[.H135])/[.H1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78">
            <text:p>878</text:p>
          </table:table-cell>
          <table:table-cell table:formula="of:=ABS([.I136]-[.H136])/[.H136]" office:value-type="float" office:value="0.0579399141630901">
            <text:p>0.0579399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74">
            <text:p>874</text:p>
          </table:table-cell>
          <table:table-cell table:formula="of:=ABS([.I137]-[.H137])/[.H137]" office:value-type="float" office:value="0.0256410256410256">
            <text:p>0.02564102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138]-[.H138])/[.H138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139]-[.H139])/[.H1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9">
            <text:p>889</text:p>
          </table:table-cell>
          <table:table-cell table:formula="of:=ABS([.I140]-[.H140])/[.H140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76">
            <text:p>1076</text:p>
          </table:table-cell>
          <table:table-cell table:formula="of:=ABS([.I141]-[.H141])/[.H141]" office:value-type="float" office:value="0.0536499560246262">
            <text:p>0.0536499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33">
            <text:p>933</text:p>
          </table:table-cell>
          <table:table-cell table:formula="of:=ABS([.I142]-[.H142])/[.H142]" office:value-type="float" office:value="0.0623115577889447">
            <text:p>0.06231155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5">
            <text:p>865</text:p>
          </table:table-cell>
          <table:table-cell table:formula="of:=ABS([.I143]-[.H143])/[.H143]" office:value-type="float" office:value="0.00115473441108545">
            <text:p>0.00115473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5">
            <text:p>915</text:p>
          </table:table-cell>
          <table:table-cell table:formula="of:=ABS([.I144]-[.H144])/[.H144]" office:value-type="float" office:value="0.0224358974358974">
            <text:p>0.022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24:.D144]; &quot;T&quot;)" office:value-type="float" office:value="21">
            <text:p>21</text:p>
          </table:table-cell>
          <table:table-cell table:style-name="ce1" table:formula="of:=[.E145]/21" office:value-type="float" office:value="1">
            <text:p>1</text:p>
          </table:table-cell>
          <table:table-cell table:number-columns-repeated="3"/>
          <table:table-cell table:style-name="ce1" table:formula="of:=AVERAGE([.J124:.J144])" office:value-type="float" office:value="0.0261000950091812">
            <text:p>0.0261000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3">
            <text:p>853</text:p>
          </table:table-cell>
          <table:table-cell table:formula="of:=ABS([.I146]-[.H146])/[.H146]" office:value-type="float" office:value="0.15114709851552">
            <text:p>0.1511470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05">
            <text:p>705</text:p>
          </table:table-cell>
          <table:table-cell table:formula="of:=ABS([.I147]-[.H147])/[.H147]" office:value-type="float" office:value="0.139194139194139">
            <text:p>0.1391941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69">
            <text:p>769</text:p>
          </table:table-cell>
          <table:table-cell table:formula="of:=ABS([.I148]-[.H148])/[.H148]" office:value-type="float" office:value="0.0363408521303258">
            <text:p>0.0363408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85">
            <text:p>585</text:p>
          </table:table-cell>
          <table:table-cell table:formula="of:=ABS([.I149]-[.H149])/[.H149]" office:value-type="float" office:value="0.148471615720524">
            <text:p>0.1484716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80">
            <text:p>480</text:p>
          </table:table-cell>
          <table:table-cell table:formula="of:=ABS([.I151]-[.H151])/[.H151]" office:value-type="float" office:value="0.351351351351351">
            <text:p>0.35135135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84">
            <text:p>584</text:p>
          </table:table-cell>
          <table:table-cell table:formula="of:=ABS([.I152]-[.H152])/[.H152]" office:value-type="float" office:value="0.180925666199158">
            <text:p>0.1809256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0">
            <text:p>820</text:p>
          </table:table-cell>
          <table:table-cell table:formula="of:=ABS([.I153]-[.H153])/[.H153]" office:value-type="float" office:value="0.0868596881959911">
            <text:p>0.0868596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08">
            <text:p>508</text:p>
          </table:table-cell>
          <table:table-cell table:formula="of:=ABS([.I154]-[.H154])/[.H154]" office:value-type="float" office:value="0.0469043151969981">
            <text:p>0.0469043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0">
            <text:p>680</text:p>
          </table:table-cell>
          <table:table-cell table:formula="of:=ABS([.I155]-[.H155])/[.H155]" office:value-type="float" office:value="0.0620689655172414">
            <text:p>0.0620689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156]-[.H156])/[.H156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78">
            <text:p>1178</text:p>
          </table:table-cell>
          <table:table-cell table:formula="of:=ABS([.I157]-[.H157])/[.H157]" office:value-type="float" office:value="0.394082840236686">
            <text:p>0.3940828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47">
            <text:p>747</text:p>
          </table:table-cell>
          <table:table-cell table:formula="of:=ABS([.I158]-[.H158])/[.H158]" office:value-type="float" office:value="0.0989143546441496">
            <text:p>0.09891435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159]-[.H159])/[.H159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79">
            <text:p>479</text:p>
          </table:table-cell>
          <table:table-cell table:formula="of:=ABS([.I160]-[.H160])/[.H160]" office:value-type="float" office:value="0.231139646869984">
            <text:p>0.23113964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596">
            <text:p>596</text:p>
          </table:table-cell>
          <table:table-cell table:formula="of:=ABS([.I161]-[.H161])/[.H161]" office:value-type="float" office:value="0.295508274231678">
            <text:p>0.29550827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162]-[.H162])/[.H162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20">
            <text:p>920</text:p>
          </table:table-cell>
          <table:table-cell table:formula="of:=ABS([.I163]-[.H163])/[.H163]" office:value-type="float" office:value="0.0744466800804829">
            <text:p>0.0744466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77">
            <text:p>877</text:p>
          </table:table-cell>
          <table:table-cell table:formula="of:=ABS([.I164]-[.H164])/[.H164]" office:value-type="float" office:value="0.0758693361433088">
            <text:p>0.0758693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15">
            <text:p>715</text:p>
          </table:table-cell>
          <table:table-cell table:formula="of:=ABS([.I165]-[.H165])/[.H165]" office:value-type="float" office:value="0.0415549597855228">
            <text:p>0.0415549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7">
            <text:p>857</text:p>
          </table:table-cell>
          <table:table-cell table:formula="of:=ABS([.I166]-[.H166])/[.H166]" office:value-type="float" office:value="0.0633879781420765">
            <text:p>0.0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46:.D166]; &quot;T&quot;)" office:value-type="float" office:value="17">
            <text:p>17</text:p>
          </table:table-cell>
          <table:table-cell table:style-name="ce1" table:formula="of:=[.E167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146:.J166])" office:value-type="float" office:value="0.158498657178363">
            <text:p>0.15849865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168]-[.H168])/[.H168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69]-[.H169])/[.H169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70]-[.H170])/[.H170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171]-[.H171])/[.H171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172]-[.H172])/[.H172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3">
            <text:p>1043</text:p>
          </table:table-cell>
          <table:table-cell table:formula="of:=ABS([.I173]-[.H173])/[.H173]" office:value-type="float" office:value="0.271951219512195">
            <text:p>0.27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174]-[.H174])/[.H174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55">
            <text:p>755</text:p>
          </table:table-cell>
          <table:table-cell table:formula="of:=ABS([.I175]-[.H175])/[.H175]" office:value-type="float" office:value="0.100119189511323">
            <text:p>0.10011918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176]-[.H176])/[.H176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177]-[.H177])/[.H177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178]-[.H178])/[.H178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179]-[.H179])/[.H179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80]-[.H180])/[.H180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181]-[.H181])/[.H181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601">
            <text:p>601</text:p>
          </table:table-cell>
          <table:table-cell table:formula="of:=ABS([.I182]-[.H182])/[.H182]" office:value-type="float" office:value="0.251556662515567">
            <text:p>0.2515566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183]-[.H183])/[.H183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84]-[.H184])/[.H184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85]-[.H185])/[.H185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186]-[.H186])/[.H186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187]-[.H187])/[.H187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188]-[.H188])/[.H188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68:.D188]; &quot;T&quot;)" office:value-type="float" office:value="2">
            <text:p>2</text:p>
          </table:table-cell>
          <table:table-cell table:style-name="ce1" table:formula="of:=[.E189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168:.J188])" office:value-type="float" office:value="1.01406307256623">
            <text:p>1.01406307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190]-[.H190])/[.H190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191]-[.H191])/[.H191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192]-[.H192])/[.H192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193]-[.H193])/[.H193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194]-[.H194])/[.H194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90:.D194]; &quot;T&quot;)" office:value-type="float" office:value="0">
            <text:p>0</text:p>
          </table:table-cell>
          <table:table-cell table:formula="of:=[.E195]/5" office:value-type="float" office:value="0">
            <text:p>0</text:p>
          </table:table-cell>
          <table:table-cell table:number-columns-repeated="3"/>
          <table:table-cell table:style-name="ce1" table:formula="of:=AVERAGE([.J190:.J194])" office:value-type="float" office:value="0.932129414255404">
            <text:p>0.9321294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196]-[.H196])/[.H196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ABS([.I197]-[.H197])/[.H197]" office:value-type="float" office:value="0.380398671096345">
            <text:p>0.38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98]-[.H198])/[.H198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99]-[.H199])/[.H199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200]-[.H200])/[.H200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96:.D200]; &quot;T&quot;)" office:value-type="float" office:value="0">
            <text:p>0</text:p>
          </table:table-cell>
          <table:table-cell table:style-name="ce1" table:formula="of:=[.E201]/21" office:value-type="float" office:value="0">
            <text:p>0</text:p>
          </table:table-cell>
          <table:table-cell table:number-columns-repeated="3"/>
          <table:table-cell table:style-name="ce2" table:formula="of:=AVERAGE([.J196:.J200])" office:value-type="float" office:value="0.68431801978882">
            <text:p>0.68431801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189];[.E167];[.E145];[.E123])" office:value-type="float" office:value="61">
            <text:p>61</text:p>
          </table:table-cell>
          <table:table-cell table:style-name="ce1" table:formula="of:=[.E202]/(4*21)" office:value-type="float" office:value="0.726190476190476">
            <text:p>0.7261904762</text:p>
          </table:table-cell>
          <table:table-cell table:number-columns-repeated="3"/>
          <table:table-cell table:style-name="ce3" table:formula="of:=AVERAGE([.J168:.J188];[.J146:.J166];[.J124:.J144];[.J102:.J122])" office:value-type="float" office:value="0.30668022618769">
            <text:p>0.3066802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03]-[.H203])/[.H203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04]-[.H204])/[.H204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05]-[.H205])/[.H2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06]-[.H206])/[.H2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07]-[.H207])/[.H2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08]-[.H208])/[.H2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09]-[.H209])/[.H2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210]-[.H210])/[.H2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211]-[.H211])/[.H211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212]-[.H212])/[.H2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213]-[.H213])/[.H2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214]-[.H214])/[.H2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7">
            <text:p>937</text:p>
          </table:table-cell>
          <table:table-cell table:formula="of:=ABS([.I215]-[.H215])/[.H215]" office:value-type="float" office:value="0.0126448893572181">
            <text:p>0.0126448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216]-[.H216])/[.H2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217]-[.H217])/[.H2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218]-[.H218])/[.H218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219]-[.H219])/[.H2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220]-[.H220])/[.H2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221]-[.H221])/[.H2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22]-[.H222])/[.H2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23]-[.H223])/[.H22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03:.D223]; &quot;T&quot;)" office:value-type="float" office:value="21">
            <text:p>21</text:p>
          </table:table-cell>
          <table:table-cell table:style-name="ce1" table:formula="of:=[.E224]/21" office:value-type="float" office:value="1">
            <text:p>1</text:p>
          </table:table-cell>
          <table:table-cell table:number-columns-repeated="3"/>
          <table:table-cell table:style-name="ce1" table:formula="of:=AVERAGE([.J203:.J223])" office:value-type="float" office:value="0.00124567026283276">
            <text:p>0.0012456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25]-[.H225])/[.H2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226]-[.H226])/[.H2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27]-[.H227])/[.H2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41">
            <text:p>741</text:p>
          </table:table-cell>
          <table:table-cell table:formula="of:=ABS([.I228]-[.H228])/[.H228]" office:value-type="float" office:value="0.0667506297229219">
            <text:p>0.06675062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29]-[.H229])/[.H2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30]-[.H230])/[.H2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8">
            <text:p>788</text:p>
          </table:table-cell>
          <table:table-cell table:formula="of:=ABS([.I231]-[.H231])/[.H231]" office:value-type="float" office:value="0.030750307503075">
            <text:p>0.0307503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232]-[.H232])/[.H2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06">
            <text:p>706</text:p>
          </table:table-cell>
          <table:table-cell table:formula="of:=ABS([.I233]-[.H233])/[.H233]" office:value-type="float" office:value="0.0722733245729304">
            <text:p>0.0722733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60">
            <text:p>660</text:p>
          </table:table-cell>
          <table:table-cell table:formula="of:=ABS([.I234]-[.H234])/[.H234]" office:value-type="float" office:value="0.161372299872935">
            <text:p>0.16137229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79">
            <text:p>779</text:p>
          </table:table-cell>
          <table:table-cell table:formula="of:=ABS([.I235]-[.H235])/[.H235]" office:value-type="float" office:value="0.0176544766708701">
            <text:p>0.0176544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6">
            <text:p>976</text:p>
          </table:table-cell>
          <table:table-cell table:formula="of:=ABS([.I236]-[.H236])/[.H236]" office:value-type="float" office:value="0.0346191889218595">
            <text:p>0.0346191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237]-[.H237])/[.H2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39">
            <text:p>839</text:p>
          </table:table-cell>
          <table:table-cell table:formula="of:=ABS([.I238]-[.H238])/[.H238]" office:value-type="float" office:value="0.064659977703456">
            <text:p>0.06465997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34">
            <text:p>634</text:p>
          </table:table-cell>
          <table:table-cell table:formula="of:=ABS([.I239]-[.H239])/[.H239]" office:value-type="float" office:value="0.112044817927171">
            <text:p>0.1120448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5">
            <text:p>915</text:p>
          </table:table-cell>
          <table:table-cell table:formula="of:=ABS([.I240]-[.H240])/[.H240]" office:value-type="float" office:value="0.0576725025746653">
            <text:p>0.0576725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9">
            <text:p>889</text:p>
          </table:table-cell>
          <table:table-cell table:formula="of:=ABS([.I241]-[.H241])/[.H241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242]-[.H242])/[.H2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243]-[.H243])/[.H243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244]-[.H244])/[.H244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21">
            <text:p>821</text:p>
          </table:table-cell>
          <table:table-cell table:formula="of:=ABS([.I245]-[.H245])/[.H245]" office:value-type="float" office:value="0.122863247863248">
            <text:p>0.122863247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25:.D245]; &quot;T&quot;)" office:value-type="float" office:value="21">
            <text:p>21</text:p>
          </table:table-cell>
          <table:table-cell table:style-name="ce1" table:formula="of:=[.E246]/21" office:value-type="float" office:value="1">
            <text:p>1</text:p>
          </table:table-cell>
          <table:table-cell table:number-columns-repeated="3"/>
          <table:table-cell table:style-name="ce1" table:formula="of:=AVERAGE([.J225:.J245])" office:value-type="float" office:value="0.0373520424527188">
            <text:p>0.03735204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30">
            <text:p>530</text:p>
          </table:table-cell>
          <table:table-cell table:formula="of:=ABS([.I247]-[.H247])/[.H247]" office:value-type="float" office:value="0.284750337381916">
            <text:p>0.28475033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31">
            <text:p>731</text:p>
          </table:table-cell>
          <table:table-cell table:formula="of:=ABS([.I248]-[.H248])/[.H248]" office:value-type="float" office:value="0.107448107448107">
            <text:p>0.10744810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69">
            <text:p>769</text:p>
          </table:table-cell>
          <table:table-cell table:formula="of:=ABS([.I249]-[.H249])/[.H249]" office:value-type="float" office:value="0.0363408521303258">
            <text:p>0.0363408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250]-[.H250])/[.H250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32">
            <text:p>932</text:p>
          </table:table-cell>
          <table:table-cell table:formula="of:=ABS([.I251]-[.H251])/[.H251]" office:value-type="float" office:value="0.0826771653543307">
            <text:p>0.0826771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09">
            <text:p>709</text:p>
          </table:table-cell>
          <table:table-cell table:formula="of:=ABS([.I252]-[.H252])/[.H252]" office:value-type="float" office:value="0.0418918918918919">
            <text:p>0.0418918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253]-[.H253])/[.H253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254]-[.H254])/[.H254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255]-[.H255])/[.H255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4">
            <text:p>634</text:p>
          </table:table-cell>
          <table:table-cell table:formula="of:=ABS([.I256]-[.H256])/[.H256]" office:value-type="float" office:value="0.12551724137931">
            <text:p>0.12551724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257]-[.H257])/[.H2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12">
            <text:p>812</text:p>
          </table:table-cell>
          <table:table-cell table:formula="of:=ABS([.I258]-[.H258])/[.H258]" office:value-type="float" office:value="0.0390532544378698">
            <text:p>0.0390532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259]-[.H259])/[.H2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23">
            <text:p>623</text:p>
          </table:table-cell>
          <table:table-cell table:formula="of:=ABS([.I260]-[.H260])/[.H260]" office:value-type="float" office:value="0.0984081041968162">
            <text:p>0.0984081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261]-[.H261])/[.H261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69">
            <text:p>769</text:p>
          </table:table-cell>
          <table:table-cell table:formula="of:=ABS([.I262]-[.H262])/[.H262]" office:value-type="float" office:value="0.091016548463357">
            <text:p>0.09101654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8">
            <text:p>858</text:p>
          </table:table-cell>
          <table:table-cell table:formula="of:=ABS([.I263]-[.H263])/[.H263]" office:value-type="float" office:value="0.0612691466083151">
            <text:p>0.0612691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264]-[.H264])/[.H264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265]-[.H265])/[.H2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71">
            <text:p>671</text:p>
          </table:table-cell>
          <table:table-cell table:formula="of:=ABS([.I266]-[.H266])/[.H266]" office:value-type="float" office:value="0.100536193029491">
            <text:p>0.100536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83">
            <text:p>783</text:p>
          </table:table-cell>
          <table:table-cell table:formula="of:=ABS([.I267]-[.H267])/[.H267]" office:value-type="float" office:value="0.144262295081967">
            <text:p>0.144262295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47:.D267]; &quot;T&quot;)" office:value-type="float" office:value="17">
            <text:p>17</text:p>
          </table:table-cell>
          <table:table-cell table:style-name="ce1" table:formula="of:=[.E268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247:.J267])" office:value-type="float" office:value="0.124214182987956">
            <text:p>0.124214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269]-[.H269])/[.H269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270]-[.H270])/[.H270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271]-[.H271])/[.H271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272]-[.H272])/[.H272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273]-[.H273])/[.H273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274]-[.H274])/[.H274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5">
            <text:p>585</text:p>
          </table:table-cell>
          <table:table-cell table:formula="of:=ABS([.I275]-[.H275])/[.H275]" office:value-type="float" office:value="0.863057324840764">
            <text:p>0.8630573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276]-[.H276])/[.H276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6">
            <text:p>906</text:p>
          </table:table-cell>
          <table:table-cell table:formula="of:=ABS([.I277]-[.H277])/[.H277]" office:value-type="float" office:value="0.551369863013699">
            <text:p>0.551369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278]-[.H278])/[.H278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279]-[.H279])/[.H279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280]-[.H280])/[.H280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281]-[.H281])/[.H281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282]-[.H282])/[.H282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283]-[.H283])/[.H283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284]-[.H284])/[.H284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285]-[.H285])/[.H285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286]-[.H286])/[.H286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287]-[.H287])/[.H287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288]-[.H288])/[.H288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289]-[.H289])/[.H289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69:.D289]; &quot;T&quot;)" office:value-type="float" office:value="1">
            <text:p>1</text:p>
          </table:table-cell>
          <table:table-cell table:style-name="ce1" table:formula="of:=[.E290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269:.J289])" office:value-type="float" office:value="1.02520837103132">
            <text:p>1.025208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291]-[.H291])/[.H291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292]-[.H292])/[.H292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293]-[.H293])/[.H293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294]-[.H294])/[.H294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638">
            <text:p>638</text:p>
          </table:table-cell>
          <table:table-cell table:formula="of:=ABS([.I295]-[.H295])/[.H295]" office:value-type="float" office:value="0.130790190735695">
            <text:p>0.130790190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291:.D295]; &quot;T&quot;)" office:value-type="float" office:value="1">
            <text:p>1</text:p>
          </table:table-cell>
          <table:table-cell table:formula="of:=[.E296]/5" office:value-type="float" office:value="0.2">
            <text:p>0.2</text:p>
          </table:table-cell>
          <table:table-cell table:number-columns-repeated="3"/>
          <table:table-cell table:style-name="ce1" table:formula="of:=AVERAGE([.J291:.J295])" office:value-type="float" office:value="0.865099441503361">
            <text:p>0.86509944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297]-[.H297])/[.H297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298]-[.H298])/[.H298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299]-[.H299])/[.H299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300]-[.H300])/[.H300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301]-[.H301])/[.H301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97:.D301]; &quot;T&quot;)" office:value-type="float" office:value="0">
            <text:p>0</text:p>
          </table:table-cell>
          <table:table-cell table:style-name="ce1" table:formula="of:=[.E302]/21" office:value-type="float" office:value="0">
            <text:p>0</text:p>
          </table:table-cell>
          <table:table-cell table:number-columns-repeated="3"/>
          <table:table-cell table:style-name="ce2" table:formula="of:=AVERAGE([.J297:.J301])" office:value-type="float" office:value="0.675151992018141">
            <text:p>0.67515199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290];[.E268];[.E246];[.E224])" office:value-type="float" office:value="60">
            <text:p>60</text:p>
          </table:table-cell>
          <table:table-cell table:style-name="ce1" table:formula="of:=[.E303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269:.J289];[.J247:.J267];[.J225:.J245];[.J203:.J223])" office:value-type="float" office:value="0.297005066683706">
            <text:p>0.2970050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304]-[.H304])/[.H304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305]-[.H305])/[.H305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06]-[.H306])/[.H3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307]-[.H307])/[.H3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308]-[.H308])/[.H3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309]-[.H309])/[.H3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310]-[.H310])/[.H3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311]-[.H311])/[.H3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312]-[.H312])/[.H312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313]-[.H313])/[.H313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4]-[.H314])/[.H3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61">
            <text:p>1061</text:p>
          </table:table-cell>
          <table:table-cell table:formula="of:=ABS([.I315]-[.H315])/[.H315]" office:value-type="float" office:value="0.0102611940298507">
            <text:p>0.0102611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16]-[.H316])/[.H3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83">
            <text:p>883</text:p>
          </table:table-cell>
          <table:table-cell table:formula="of:=ABS([.I317]-[.H317])/[.H317]" office:value-type="float" office:value="0.0422993492407809">
            <text:p>0.04229934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318]-[.H318])/[.H3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319]-[.H319])/[.H3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320]-[.H320])/[.H3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21]-[.H321])/[.H3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22]-[.H322])/[.H3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323]-[.H323])/[.H3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324]-[.H324])/[.H32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04:.D324]; &quot;T&quot;)" office:value-type="float" office:value="21">
            <text:p>21</text:p>
          </table:table-cell>
          <table:table-cell table:style-name="ce1" table:formula="of:=[.E325]/21" office:value-type="float" office:value="1">
            <text:p>1</text:p>
          </table:table-cell>
          <table:table-cell table:number-columns-repeated="3"/>
          <table:table-cell table:style-name="ce1" table:formula="of:=AVERAGE([.J304:.J324])" office:value-type="float" office:value="0.00353795907925452">
            <text:p>0.0035379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326]-[.H326])/[.H3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327]-[.H327])/[.H3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328]-[.H328])/[.H3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329]-[.H329])/[.H3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330]-[.H330])/[.H3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331]-[.H331])/[.H3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8">
            <text:p>788</text:p>
          </table:table-cell>
          <table:table-cell table:formula="of:=ABS([.I332]-[.H332])/[.H332]" office:value-type="float" office:value="0.030750307503075">
            <text:p>0.0307503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93">
            <text:p>993</text:p>
          </table:table-cell>
          <table:table-cell table:formula="of:=ABS([.I333]-[.H333])/[.H333]" office:value-type="float" office:value="0.0119402985074627">
            <text:p>0.0119402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334]-[.H334])/[.H3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335]-[.H335])/[.H335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0">
            <text:p>780</text:p>
          </table:table-cell>
          <table:table-cell table:formula="of:=ABS([.I336]-[.H336])/[.H336]" office:value-type="float" office:value="0.0163934426229508">
            <text:p>0.01639344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337]-[.H337])/[.H337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38]-[.H338])/[.H3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84">
            <text:p>884</text:p>
          </table:table-cell>
          <table:table-cell table:formula="of:=ABS([.I339]-[.H339])/[.H339]" office:value-type="float" office:value="0.0144927536231884">
            <text:p>0.0144927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78">
            <text:p>678</text:p>
          </table:table-cell>
          <table:table-cell table:formula="of:=ABS([.I340]-[.H340])/[.H340]" office:value-type="float" office:value="0.0504201680672269">
            <text:p>0.05042016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41]-[.H341])/[.H3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9">
            <text:p>889</text:p>
          </table:table-cell>
          <table:table-cell table:formula="of:=ABS([.I342]-[.H342])/[.H342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343]-[.H343])/[.H3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344]-[.H344])/[.H3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345]-[.H345])/[.H345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346]-[.H346])/[.H34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26:.D346]; &quot;T&quot;)" office:value-type="float" office:value="21">
            <text:p>21</text:p>
          </table:table-cell>
          <table:table-cell table:style-name="ce1" table:formula="of:=[.E347]/21" office:value-type="float" office:value="1">
            <text:p>1</text:p>
          </table:table-cell>
          <table:table-cell table:number-columns-repeated="3"/>
          <table:table-cell table:style-name="ce1" table:formula="of:=AVERAGE([.J326:.J346])" office:value-type="float" office:value="0.00864931505826543">
            <text:p>0.0086493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348]-[.H348])/[.H348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24">
            <text:p>724</text:p>
          </table:table-cell>
          <table:table-cell table:formula="of:=ABS([.I349]-[.H349])/[.H349]" office:value-type="float" office:value="0.115995115995116">
            <text:p>0.115995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953">
            <text:p>953</text:p>
          </table:table-cell>
          <table:table-cell table:formula="of:=ABS([.I350]-[.H350])/[.H350]" office:value-type="float" office:value="0.194235588972431">
            <text:p>0.194235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351]-[.H351])/[.H351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352]-[.H352])/[.H3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353]-[.H353])/[.H353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354]-[.H354])/[.H354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9">
            <text:p>829</text:p>
          </table:table-cell>
          <table:table-cell table:formula="of:=ABS([.I355]-[.H355])/[.H355]" office:value-type="float" office:value="0.076837416481069">
            <text:p>0.0768374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08">
            <text:p>508</text:p>
          </table:table-cell>
          <table:table-cell table:formula="of:=ABS([.I356]-[.H356])/[.H356]" office:value-type="float" office:value="0.0469043151969981">
            <text:p>0.0469043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1">
            <text:p>681</text:p>
          </table:table-cell>
          <table:table-cell table:formula="of:=ABS([.I357]-[.H357])/[.H357]" office:value-type="float" office:value="0.0606896551724138">
            <text:p>0.06068965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03">
            <text:p>603</text:p>
          </table:table-cell>
          <table:table-cell table:formula="of:=ABS([.I358]-[.H358])/[.H358]" office:value-type="float" office:value="0.18403247631935">
            <text:p>0.1840324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359]-[.H359])/[.H359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360]-[.H360])/[.H3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361]-[.H361])/[.H3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362]-[.H362])/[.H362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13">
            <text:p>813</text:p>
          </table:table-cell>
          <table:table-cell table:formula="of:=ABS([.I363]-[.H363])/[.H363]" office:value-type="float" office:value="0.0390070921985816">
            <text:p>0.0390070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364]-[.H364])/[.H3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365]-[.H365])/[.H365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366]-[.H366])/[.H3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02">
            <text:p>602</text:p>
          </table:table-cell>
          <table:table-cell table:formula="of:=ABS([.I367]-[.H367])/[.H367]" office:value-type="float" office:value="0.193029490616622">
            <text:p>0.19302949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368]-[.H368])/[.H36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48:.D368]; &quot;T&quot;)" office:value-type="float" office:value="15">
            <text:p>15</text:p>
          </table:table-cell>
          <table:table-cell table:style-name="ce1" table:formula="of:=[.E369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348:.J368])" office:value-type="float" office:value="0.119927915952009">
            <text:p>0.119927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370]-[.H370])/[.H370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371]-[.H371])/[.H371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372]-[.H372])/[.H372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373]-[.H373])/[.H373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374]-[.H374])/[.H374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375]-[.H375])/[.H3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9">
            <text:p>579</text:p>
          </table:table-cell>
          <table:table-cell table:formula="of:=ABS([.I376]-[.H376])/[.H376]" office:value-type="float" office:value="0.843949044585987">
            <text:p>0.8439490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377]-[.H377])/[.H377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378]-[.H378])/[.H378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379]-[.H379])/[.H379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380]-[.H380])/[.H380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381]-[.H381])/[.H381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382]-[.H382])/[.H382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383]-[.H383])/[.H383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384]-[.H384])/[.H384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385]-[.H385])/[.H385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386]-[.H386])/[.H386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387]-[.H387])/[.H387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388]-[.H388])/[.H388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389]-[.H389])/[.H389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390]-[.H390])/[.H390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70:.D390]; &quot;T&quot;)" office:value-type="float" office:value="2">
            <text:p>2</text:p>
          </table:table-cell>
          <table:table-cell table:style-name="ce1" table:formula="of:=[.E391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370:.J390])" office:value-type="float" office:value="1.01501815093809">
            <text:p>1.01501815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392]-[.H392])/[.H392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393]-[.H393])/[.H393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394]-[.H394])/[.H394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395]-[.H395])/[.H395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396]-[.H396])/[.H396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392:.D396]; &quot;T&quot;)" office:value-type="float" office:value="0">
            <text:p>0</text:p>
          </table:table-cell>
          <table:table-cell table:formula="of:=[.E397]/5" office:value-type="float" office:value="0">
            <text:p>0</text:p>
          </table:table-cell>
          <table:table-cell table:number-columns-repeated="3"/>
          <table:table-cell table:style-name="ce1" table:formula="of:=AVERAGE([.J392:.J396])" office:value-type="float" office:value="0.916708853507741">
            <text:p>0.9167088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398]-[.H398])/[.H398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399]-[.H399])/[.H399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400]-[.H400])/[.H400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401]-[.H401])/[.H401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402]-[.H402])/[.H402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98:.D402]; &quot;T&quot;)" office:value-type="float" office:value="0">
            <text:p>0</text:p>
          </table:table-cell>
          <table:table-cell table:style-name="ce1" table:formula="of:=[.E403]/21" office:value-type="float" office:value="0">
            <text:p>0</text:p>
          </table:table-cell>
          <table:table-cell table:number-columns-repeated="3"/>
          <table:table-cell table:style-name="ce2" table:formula="of:=AVERAGE([.J398:.J402])" office:value-type="float" office:value="0.687972504838654">
            <text:p>0.68797250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391];[.E369];[.E347];[.E325])" office:value-type="float" office:value="59">
            <text:p>59</text:p>
          </table:table-cell>
          <table:table-cell table:style-name="ce1" table:formula="of:=[.E404]/(4*21)" office:value-type="float" office:value="0.702380952380952">
            <text:p>0.7023809524</text:p>
          </table:table-cell>
          <table:table-cell table:number-columns-repeated="3"/>
          <table:table-cell table:style-name="ce3" table:formula="of:=AVERAGE([.J370:.J390];[.J348:.J368];[.J326:.J346];[.J304:.J324])" office:value-type="float" office:value="0.286783335256905">
            <text:p>0.28678333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405]-[.H405])/[.H405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406]-[.H406])/[.H406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407]-[.H407])/[.H4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08]-[.H408])/[.H4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409]-[.H409])/[.H4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410]-[.H410])/[.H4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411]-[.H411])/[.H4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412]-[.H412])/[.H412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413]-[.H413])/[.H413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414]-[.H414])/[.H4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415]-[.H415])/[.H4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416]-[.H416])/[.H4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417]-[.H417])/[.H4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418]-[.H418])/[.H418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419]-[.H419])/[.H4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420]-[.H420])/[.H420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421]-[.H421])/[.H4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422]-[.H422])/[.H4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423]-[.H423])/[.H4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24]-[.H424])/[.H4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25]-[.H425])/[.H4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05:.D425]; &quot;T&quot;)" office:value-type="float" office:value="21">
            <text:p>21</text:p>
          </table:table-cell>
          <table:table-cell table:style-name="ce1" table:formula="of:=[.E426]/21" office:value-type="float" office:value="1">
            <text:p>1</text:p>
          </table:table-cell>
          <table:table-cell table:number-columns-repeated="3"/>
          <table:table-cell table:style-name="ce1" table:formula="of:=AVERAGE([.J405:.J425])" office:value-type="float" office:value="0.00228899953618869">
            <text:p>0.0022889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427]-[.H427])/[.H4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428]-[.H428])/[.H428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77">
            <text:p>877</text:p>
          </table:table-cell>
          <table:table-cell table:formula="of:=ABS([.I429]-[.H429])/[.H429]" office:value-type="float" office:value="0.0190156599552573">
            <text:p>0.01901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430]-[.H430])/[.H4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431]-[.H431])/[.H4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432]-[.H432])/[.H4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1">
            <text:p>761</text:p>
          </table:table-cell>
          <table:table-cell table:formula="of:=ABS([.I433]-[.H433])/[.H433]" office:value-type="float" office:value="0.0639606396063961">
            <text:p>0.0639606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table:formula="of:=ABS([.I434]-[.H434])/[.H434]" office:value-type="float" office:value="0.00398009950248756">
            <text:p>0.003980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90">
            <text:p>690</text:p>
          </table:table-cell>
          <table:table-cell table:formula="of:=ABS([.I435]-[.H435])/[.H435]" office:value-type="float" office:value="0.0932982917214192">
            <text:p>0.0932982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51">
            <text:p>751</text:p>
          </table:table-cell>
          <table:table-cell table:formula="of:=ABS([.I436]-[.H436])/[.H436]" office:value-type="float" office:value="0.0457433290978399">
            <text:p>0.04574332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437]-[.H437])/[.H4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438]-[.H438])/[.H4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formula="of:=ABS([.I439]-[.H439])/[.H439]" office:value-type="float" office:value="0.00214592274678112">
            <text:p>0.0021459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09">
            <text:p>809</text:p>
          </table:table-cell>
          <table:table-cell table:formula="of:=ABS([.I440]-[.H440])/[.H440]" office:value-type="float" office:value="0.0981047937569677">
            <text:p>0.09810479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64">
            <text:p>664</text:p>
          </table:table-cell>
          <table:table-cell table:formula="of:=ABS([.I441]-[.H441])/[.H441]" office:value-type="float" office:value="0.0700280112044818">
            <text:p>0.07002801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40">
            <text:p>740</text:p>
          </table:table-cell>
          <table:table-cell table:formula="of:=ABS([.I442]-[.H442])/[.H442]" office:value-type="float" office:value="0.237899073120494">
            <text:p>0.2378990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443]-[.H443])/[.H4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41">
            <text:p>1041</text:p>
          </table:table-cell>
          <table:table-cell table:formula="of:=ABS([.I444]-[.H444])/[.H444]" office:value-type="float" office:value="0.0844327176781003">
            <text:p>0.08443271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445]-[.H445])/[.H445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46]-[.H446])/[.H446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447]-[.H447])/[.H44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27:.D447]; &quot;T&quot;)" office:value-type="float" office:value="21">
            <text:p>21</text:p>
          </table:table-cell>
          <table:table-cell table:style-name="ce1" table:formula="of:=[.E448]/21" office:value-type="float" office:value="1">
            <text:p>1</text:p>
          </table:table-cell>
          <table:table-cell table:number-columns-repeated="3"/>
          <table:table-cell table:style-name="ce1" table:formula="of:=AVERAGE([.J427:.J447])" office:value-type="float" office:value="0.0383003114661606">
            <text:p>0.03830031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58">
            <text:p>558</text:p>
          </table:table-cell>
          <table:table-cell table:formula="of:=ABS([.I449]-[.H449])/[.H449]" office:value-type="float" office:value="0.246963562753036">
            <text:p>0.24696356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50]-[.H450])/[.H4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28">
            <text:p>728</text:p>
          </table:table-cell>
          <table:table-cell table:formula="of:=ABS([.I451]-[.H451])/[.H451]" office:value-type="float" office:value="0.087719298245614">
            <text:p>0.0877192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452]-[.H452])/[.H452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92">
            <text:p>992</text:p>
          </table:table-cell>
          <table:table-cell table:formula="of:=ABS([.I453]-[.H453])/[.H453]" office:value-type="float" office:value="0.0236220472440945">
            <text:p>0.0236220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14">
            <text:p>714</text:p>
          </table:table-cell>
          <table:table-cell table:formula="of:=ABS([.I454]-[.H454])/[.H454]" office:value-type="float" office:value="0.0351351351351351">
            <text:p>0.0351351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3">
            <text:p>713</text:p>
          </table:table-cell>
          <table:table-cell table:formula="of:=ABS([.I455]-[.H455])/[.H4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72">
            <text:p>772</text:p>
          </table:table-cell>
          <table:table-cell table:formula="of:=ABS([.I456]-[.H456])/[.H456]" office:value-type="float" office:value="0.140311804008909">
            <text:p>0.140311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13">
            <text:p>513</text:p>
          </table:table-cell>
          <table:table-cell table:formula="of:=ABS([.I457]-[.H457])/[.H457]" office:value-type="float" office:value="0.0375234521575985">
            <text:p>0.0375234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89">
            <text:p>989</text:p>
          </table:table-cell>
          <table:table-cell table:formula="of:=ABS([.I458]-[.H458])/[.H458]" office:value-type="float" office:value="0.364137931034483">
            <text:p>0.36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459]-[.H459])/[.H459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460]-[.H460])/[.H460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461]-[.H461])/[.H4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462]-[.H462])/[.H4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24">
            <text:p>524</text:p>
          </table:table-cell>
          <table:table-cell table:formula="of:=ABS([.I463]-[.H463])/[.H463]" office:value-type="float" office:value="0.158908507223114">
            <text:p>0.15890850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07">
            <text:p>707</text:p>
          </table:table-cell>
          <table:table-cell table:formula="of:=ABS([.I464]-[.H464])/[.H464]" office:value-type="float" office:value="0.164302600472813">
            <text:p>0.1643026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465]-[.H465])/[.H465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795">
            <text:p>795</text:p>
          </table:table-cell>
          <table:table-cell table:formula="of:=ABS([.I466]-[.H466])/[.H466]" office:value-type="float" office:value="0.200201207243461">
            <text:p>0.20020120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467]-[.H467])/[.H4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468]-[.H468])/[.H468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469]-[.H469])/[.H46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49:.D469]; &quot;T&quot;)" office:value-type="float" office:value="17">
            <text:p>17</text:p>
          </table:table-cell>
          <table:table-cell table:style-name="ce1" table:formula="of:=[.E470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449:.J469])" office:value-type="float" office:value="0.115438328261115">
            <text:p>0.11543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471]-[.H471])/[.H471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472]-[.H472])/[.H472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473]-[.H473])/[.H473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474]-[.H474])/[.H474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475]-[.H475])/[.H475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476]-[.H476])/[.H476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477]-[.H477])/[.H477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478]-[.H478])/[.H478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479]-[.H479])/[.H479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480]-[.H480])/[.H480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481]-[.H481])/[.H481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482]-[.H482])/[.H482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483]-[.H483])/[.H483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484]-[.H484])/[.H484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656">
            <text:p>656</text:p>
          </table:table-cell>
          <table:table-cell table:formula="of:=ABS([.I485]-[.H485])/[.H485]" office:value-type="float" office:value="0.183063511830635">
            <text:p>0.1830635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486]-[.H486])/[.H486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487]-[.H487])/[.H4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488]-[.H488])/[.H488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489]-[.H489])/[.H489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490]-[.H490])/[.H490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491]-[.H491])/[.H491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71:.D491]; &quot;T&quot;)" office:value-type="float" office:value="2">
            <text:p>2</text:p>
          </table:table-cell>
          <table:table-cell table:style-name="ce1" table:formula="of:=[.E492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471:.J491])" office:value-type="float" office:value="1.00500517801548">
            <text:p>1.0050051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493]-[.H493])/[.H493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494]-[.H494])/[.H494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495]-[.H495])/[.H495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496]-[.H496])/[.H496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497]-[.H497])/[.H497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93:.D497]; &quot;T&quot;)" office:value-type="float" office:value="1">
            <text:p>1</text:p>
          </table:table-cell>
          <table:table-cell table:formula="of:=[.E498]/5" office:value-type="float" office:value="0.2">
            <text:p>0.2</text:p>
          </table:table-cell>
          <table:table-cell table:number-columns-repeated="3"/>
          <table:table-cell table:style-name="ce1" table:formula="of:=AVERAGE([.J493:.J497])" office:value-type="float" office:value="0.84684331071317">
            <text:p>0.84684331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499]-[.H499])/[.H499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500]-[.H500])/[.H500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501]-[.H501])/[.H501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502]-[.H502])/[.H502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503]-[.H503])/[.H503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99:.D503]; &quot;T&quot;)" office:value-type="float" office:value="0">
            <text:p>0</text:p>
          </table:table-cell>
          <table:table-cell table:style-name="ce1" table:formula="of:=[.E504]/21" office:value-type="float" office:value="0">
            <text:p>0</text:p>
          </table:table-cell>
          <table:table-cell table:number-columns-repeated="3"/>
          <table:table-cell table:style-name="ce2" table:formula="of:=AVERAGE([.J499:.J503])" office:value-type="float" office:value="0.687972504838654">
            <text:p>0.68797250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492];[.E470];[.E448];[.E426])" office:value-type="float" office:value="61">
            <text:p>61</text:p>
          </table:table-cell>
          <table:table-cell table:style-name="ce1" table:formula="of:=[.E505]/(4*21)" office:value-type="float" office:value="0.726190476190476">
            <text:p>0.7261904762</text:p>
          </table:table-cell>
          <table:table-cell table:number-columns-repeated="3"/>
          <table:table-cell table:style-name="ce3" table:formula="of:=AVERAGE([.J471:.J491];[.J449:.J469];[.J427:.J447];[.J405:.J425])" office:value-type="float" office:value="0.290258204319736">
            <text:p>0.2902582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506]-[.H506])/[.H506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507]-[.H507])/[.H507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72">
            <text:p>872</text:p>
          </table:table-cell>
          <table:table-cell table:formula="of:=ABS([.I508]-[.H508])/[.H508]" office:value-type="float" office:value="0.0246085011185682">
            <text:p>0.0246085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20">
            <text:p>820</text:p>
          </table:table-cell>
          <table:table-cell table:formula="of:=ABS([.I509]-[.H509])/[.H509]" office:value-type="float" office:value="0.0531177829099307">
            <text:p>0.0531177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10]-[.H510])/[.H5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511]-[.H511])/[.H5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512]-[.H512])/[.H5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513]-[.H513])/[.H5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33">
            <text:p>833</text:p>
          </table:table-cell>
          <table:table-cell table:formula="of:=ABS([.I514]-[.H514])/[.H514]" office:value-type="float" office:value="0.032520325203252">
            <text:p>0.03252032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515]-[.H515])/[.H515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516]-[.H516])/[.H5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517]-[.H517])/[.H5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518]-[.H518])/[.H5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table:formula="of:=ABS([.I519]-[.H519])/[.H519]" office:value-type="float" office:value="0.00325379609544469">
            <text:p>0.0032537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520]-[.H520])/[.H5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521]-[.H521])/[.H521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522]-[.H522])/[.H5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523]-[.H523])/[.H5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524]-[.H524])/[.H5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525]-[.H525])/[.H5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526]-[.H526])/[.H52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06:.D526]; &quot;T&quot;)" office:value-type="float" office:value="21">
            <text:p>21</text:p>
          </table:table-cell>
          <table:table-cell table:style-name="ce1" table:formula="of:=[.E527]/21" office:value-type="float" office:value="1">
            <text:p>1</text:p>
          </table:table-cell>
          <table:table-cell table:number-columns-repeated="3"/>
          <table:table-cell table:style-name="ce1" table:formula="of:=AVERAGE([.J506:.J526])" office:value-type="float" office:value="0.0057560297344404">
            <text:p>0.00575602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528]-[.H528])/[.H5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84">
            <text:p>784</text:p>
          </table:table-cell>
          <table:table-cell table:formula="of:=ABS([.I529]-[.H529])/[.H529]" office:value-type="float" office:value="0.109090909090909">
            <text:p>0.1090909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530]-[.H530])/[.H5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89">
            <text:p>789</text:p>
          </table:table-cell>
          <table:table-cell table:formula="of:=ABS([.I531]-[.H531])/[.H531]" office:value-type="float" office:value="0.00629722921914358">
            <text:p>0.0062972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532]-[.H532])/[.H5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8">
            <text:p>848</text:p>
          </table:table-cell>
          <table:table-cell table:formula="of:=ABS([.I533]-[.H533])/[.H533]" office:value-type="float" office:value="0.0352673492605233">
            <text:p>0.0352673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5">
            <text:p>765</text:p>
          </table:table-cell>
          <table:table-cell table:formula="of:=ABS([.I534]-[.H534])/[.H534]" office:value-type="float" office:value="0.0590405904059041">
            <text:p>0.0590405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535]-[.H535])/[.H5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914">
            <text:p>914</text:p>
          </table:table-cell>
          <table:table-cell table:formula="of:=ABS([.I536]-[.H536])/[.H536]" office:value-type="float" office:value="0.201051248357424">
            <text:p>0.2010512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537]-[.H537])/[.H5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538]-[.H538])/[.H538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539]-[.H539])/[.H5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18">
            <text:p>918</text:p>
          </table:table-cell>
          <table:table-cell table:formula="of:=ABS([.I540]-[.H540])/[.H540]" office:value-type="float" office:value="0.0150214592274678">
            <text:p>0.01502145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49">
            <text:p>849</text:p>
          </table:table-cell>
          <table:table-cell table:formula="of:=ABS([.I541]-[.H541])/[.H541]" office:value-type="float" office:value="0.0535117056856187">
            <text:p>0.05351170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542]-[.H542])/[.H5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543]-[.H543])/[.H5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09">
            <text:p>809</text:p>
          </table:table-cell>
          <table:table-cell table:formula="of:=ABS([.I544]-[.H544])/[.H544]" office:value-type="float" office:value="0.114879649890591">
            <text:p>0.11487964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545]-[.H545])/[.H5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46]-[.H546])/[.H5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547]-[.H547])/[.H547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548]-[.H548])/[.H54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28:.D548]; &quot;T&quot;)" office:value-type="float" office:value="20">
            <text:p>20</text:p>
          </table:table-cell>
          <table:table-cell table:style-name="ce1" table:formula="of:=[.E549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528:.J548])" office:value-type="float" office:value="0.028823659442628">
            <text:p>0.0288236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550]-[.H550])/[.H550]" office:value-type="float" office:value="0.184885290148448">
            <text:p>0.1848852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1002">
            <text:p>1002</text:p>
          </table:table-cell>
          <table:table-cell table:formula="of:=ABS([.I551]-[.H551])/[.H551]" office:value-type="float" office:value="0.223443223443223">
            <text:p>0.2234432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552]-[.H552])/[.H5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92">
            <text:p>592</text:p>
          </table:table-cell>
          <table:table-cell table:formula="of:=ABS([.I553]-[.H553])/[.H553]" office:value-type="float" office:value="0.138282387190684">
            <text:p>0.13828238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554]-[.H554])/[.H5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555]-[.H555])/[.H555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556]-[.H556])/[.H556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557]-[.H557])/[.H5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58]-[.H558])/[.H558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71">
            <text:p>671</text:p>
          </table:table-cell>
          <table:table-cell table:formula="of:=ABS([.I559]-[.H559])/[.H559]" office:value-type="float" office:value="0.0744827586206896">
            <text:p>0.0744827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3">
            <text:p>623</text:p>
          </table:table-cell>
          <table:table-cell table:formula="of:=ABS([.I560]-[.H560])/[.H560]" office:value-type="float" office:value="0.156968876860622">
            <text:p>0.1569688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2">
            <text:p>742</text:p>
          </table:table-cell>
          <table:table-cell table:formula="of:=ABS([.I561]-[.H561])/[.H561]" office:value-type="float" office:value="0.12189349112426">
            <text:p>0.1218934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562]-[.H562])/[.H562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563]-[.H563])/[.H563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564]-[.H564])/[.H564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67">
            <text:p>767</text:p>
          </table:table-cell>
          <table:table-cell table:formula="of:=ABS([.I565]-[.H565])/[.H565]" office:value-type="float" office:value="0.0933806146572104">
            <text:p>0.09338061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566]-[.H566])/[.H5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65">
            <text:p>965</text:p>
          </table:table-cell>
          <table:table-cell table:formula="of:=ABS([.I567]-[.H567])/[.H567]" office:value-type="float" office:value="0.0291750503018109">
            <text:p>0.0291750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568]-[.H568])/[.H5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569]-[.H569])/[.H569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570]-[.H570])/[.H570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50:.D570]; &quot;T&quot;)" office:value-type="float" office:value="15">
            <text:p>15</text:p>
          </table:table-cell>
          <table:table-cell table:style-name="ce1" table:formula="of:=[.E571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550:.J570])" office:value-type="float" office:value="0.155500428479704">
            <text:p>0.1555004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572]-[.H572])/[.H572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573]-[.H573])/[.H573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574]-[.H574])/[.H574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575]-[.H575])/[.H575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576]-[.H576])/[.H576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577]-[.H577])/[.H5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578]-[.H578])/[.H578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579]-[.H579])/[.H5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580]-[.H580])/[.H580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581]-[.H581])/[.H581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582]-[.H582])/[.H582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583]-[.H583])/[.H583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584]-[.H584])/[.H584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585]-[.H585])/[.H585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586]-[.H586])/[.H586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587]-[.H587])/[.H587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588]-[.H588])/[.H588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589]-[.H589])/[.H589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590]-[.H590])/[.H590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591]-[.H591])/[.H591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592]-[.H592])/[.H592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72:.D592]; &quot;T&quot;)" office:value-type="float" office:value="2">
            <text:p>2</text:p>
          </table:table-cell>
          <table:table-cell table:style-name="ce1" table:formula="of:=[.E593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572:.J592])" office:value-type="float" office:value="1.01468687190329">
            <text:p>1.01468687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594]-[.H594])/[.H594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595]-[.H595])/[.H595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596]-[.H596])/[.H596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597]-[.H597])/[.H597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598]-[.H598])/[.H598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594:.D598]; &quot;T&quot;)" office:value-type="float" office:value="0">
            <text:p>0</text:p>
          </table:table-cell>
          <table:table-cell table:formula="of:=[.E599]/5" office:value-type="float" office:value="0">
            <text:p>0</text:p>
          </table:table-cell>
          <table:table-cell table:number-columns-repeated="3"/>
          <table:table-cell table:style-name="ce1" table:formula="of:=AVERAGE([.J594:.J598])" office:value-type="float" office:value="0.925028321061817">
            <text:p>0.9250283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600]-[.H600])/[.H600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601]-[.H601])/[.H60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602]-[.H602])/[.H602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603]-[.H603])/[.H60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604]-[.H604])/[.H604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0:.D604]; &quot;T&quot;)" office:value-type="float" office:value="2">
            <text:p>2</text:p>
          </table:table-cell>
          <table:table-cell table:style-name="ce1" table:formula="of:=[.E605]/21" office:value-type="float" office:value="0.0952380952380952">
            <text:p>0.0952380952</text:p>
          </table:table-cell>
          <table:table-cell table:number-columns-repeated="3"/>
          <table:table-cell table:style-name="ce2" table:formula="of:=AVERAGE([.J600:.J604])" office:value-type="float" office:value="0.577858538734108">
            <text:p>0.577858538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593];[.E571];[.E549];[.E527])" office:value-type="float" office:value="58">
            <text:p>58</text:p>
          </table:table-cell>
          <table:table-cell table:style-name="ce1" table:formula="of:=[.E606]/(4*21)" office:value-type="float" office:value="0.69047619047619">
            <text:p>0.6904761905</text:p>
          </table:table-cell>
          <table:table-cell table:number-columns-repeated="3"/>
          <table:table-cell table:style-name="ce3" table:formula="of:=AVERAGE([.J572:.J592];[.J550:.J570];[.J528:.J548];[.J506:.J526])" office:value-type="float" office:value="0.301191747390014">
            <text:p>0.30119174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607]-[.H607])/[.H607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608]-[.H608])/[.H608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609]-[.H609])/[.H6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610]-[.H610])/[.H6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611]-[.H611])/[.H6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12]-[.H612])/[.H6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613]-[.H613])/[.H6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614]-[.H614])/[.H614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615]-[.H615])/[.H615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616]-[.H616])/[.H616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617]-[.H617])/[.H6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618]-[.H618])/[.H6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619]-[.H619])/[.H6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table:formula="of:=ABS([.I620]-[.H620])/[.H620]" office:value-type="float" office:value="0.00325379609544469">
            <text:p>0.0032537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621]-[.H621])/[.H6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622]-[.H622])/[.H6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623]-[.H623])/[.H6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624]-[.H624])/[.H6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625]-[.H625])/[.H6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626]-[.H626])/[.H6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627]-[.H627])/[.H62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7:.D627]; &quot;T&quot;)" office:value-type="float" office:value="21">
            <text:p>21</text:p>
          </table:table-cell>
          <table:table-cell table:style-name="ce1" table:formula="of:=[.E628]/21" office:value-type="float" office:value="1">
            <text:p>1</text:p>
          </table:table-cell>
          <table:table-cell table:number-columns-repeated="3"/>
          <table:table-cell table:style-name="ce1" table:formula="of:=AVERAGE([.J607:.J627])" office:value-type="float" office:value="0.00193552241850337">
            <text:p>0.00193552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29]-[.H629])/[.H6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41">
            <text:p>841</text:p>
          </table:table-cell>
          <table:table-cell table:formula="of:=ABS([.I630]-[.H630])/[.H630]" office:value-type="float" office:value="0.0443181818181818">
            <text:p>0.044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31]-[.H631])/[.H6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5">
            <text:p>755</text:p>
          </table:table-cell>
          <table:table-cell table:formula="of:=ABS([.I632]-[.H632])/[.H632]" office:value-type="float" office:value="0.0491183879093199">
            <text:p>0.04911838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33]-[.H633])/[.H6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34]-[.H634])/[.H6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35]-[.H635])/[.H6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636]-[.H636])/[.H6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637]-[.H637])/[.H637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57">
            <text:p>657</text:p>
          </table:table-cell>
          <table:table-cell table:formula="of:=ABS([.I638]-[.H638])/[.H638]" office:value-type="float" office:value="0.165184243964422">
            <text:p>0.1651842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639]-[.H639])/[.H6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640]-[.H640])/[.H6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641]-[.H641])/[.H6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642]-[.H642])/[.H6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835">
            <text:p>835</text:p>
          </table:table-cell>
          <table:table-cell table:formula="of:=ABS([.I643]-[.H643])/[.H643]" office:value-type="float" office:value="0.169467787114846">
            <text:p>0.1694677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21">
            <text:p>821</text:p>
          </table:table-cell>
          <table:table-cell table:formula="of:=ABS([.I644]-[.H644])/[.H644]" office:value-type="float" office:value="0.154479917610711">
            <text:p>0.15447991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9">
            <text:p>889</text:p>
          </table:table-cell>
          <table:table-cell table:formula="of:=ABS([.I645]-[.H645])/[.H645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646]-[.H646])/[.H6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647]-[.H647])/[.H6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648]-[.H648])/[.H6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649]-[.H649])/[.H64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29:.D649]; &quot;T&quot;)" office:value-type="float" office:value="20">
            <text:p>20</text:p>
          </table:table-cell>
          <table:table-cell table:style-name="ce1" table:formula="of:=[.E650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629:.J649])" office:value-type="float" office:value="0.0296070171443573">
            <text:p>0.0296070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83">
            <text:p>683</text:p>
          </table:table-cell>
          <table:table-cell table:formula="of:=ABS([.I651]-[.H651])/[.H651]" office:value-type="float" office:value="0.0782726045883941">
            <text:p>0.07827260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99">
            <text:p>799</text:p>
          </table:table-cell>
          <table:table-cell table:formula="of:=ABS([.I652]-[.H652])/[.H652]" office:value-type="float" office:value="0.0244200244200244">
            <text:p>0.02442002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17">
            <text:p>717</text:p>
          </table:table-cell>
          <table:table-cell table:formula="of:=ABS([.I653]-[.H653])/[.H653]" office:value-type="float" office:value="0.101503759398496">
            <text:p>0.1015037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654]-[.H654])/[.H654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42">
            <text:p>942</text:p>
          </table:table-cell>
          <table:table-cell table:formula="of:=ABS([.I655]-[.H655])/[.H655]" office:value-type="float" office:value="0.0728346456692913">
            <text:p>0.07283464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656]-[.H656])/[.H656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78">
            <text:p>678</text:p>
          </table:table-cell>
          <table:table-cell table:formula="of:=ABS([.I657]-[.H657])/[.H657]" office:value-type="float" office:value="0.0490883590462833">
            <text:p>0.049088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48">
            <text:p>848</text:p>
          </table:table-cell>
          <table:table-cell table:formula="of:=ABS([.I658]-[.H658])/[.H658]" office:value-type="float" office:value="0.0556792873051225">
            <text:p>0.0556792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659]-[.H659])/[.H659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71">
            <text:p>671</text:p>
          </table:table-cell>
          <table:table-cell table:formula="of:=ABS([.I660]-[.H660])/[.H660]" office:value-type="float" office:value="0.0744827586206896">
            <text:p>0.0744827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69">
            <text:p>669</text:p>
          </table:table-cell>
          <table:table-cell table:formula="of:=ABS([.I661]-[.H661])/[.H661]" office:value-type="float" office:value="0.094722598105548">
            <text:p>0.09472259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662]-[.H662])/[.H6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663]-[.H663])/[.H6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664]-[.H664])/[.H6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09">
            <text:p>509</text:p>
          </table:table-cell>
          <table:table-cell table:formula="of:=ABS([.I665]-[.H665])/[.H665]" office:value-type="float" office:value="0.182985553772071">
            <text:p>0.1829855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666]-[.H666])/[.H6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667]-[.H667])/[.H667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668]-[.H668])/[.H668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41">
            <text:p>941</text:p>
          </table:table-cell>
          <table:table-cell table:formula="of:=ABS([.I669]-[.H669])/[.H669]" office:value-type="float" office:value="0.00842992623814542">
            <text:p>0.0084299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670]-[.H670])/[.H670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4">
            <text:p>854</text:p>
          </table:table-cell>
          <table:table-cell table:formula="of:=ABS([.I671]-[.H671])/[.H671]" office:value-type="float" office:value="0.0666666666666667">
            <text:p>0.066666666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51:.D671]; &quot;T&quot;)" office:value-type="float" office:value="16">
            <text:p>16</text:p>
          </table:table-cell>
          <table:table-cell table:style-name="ce1" table:formula="of:=[.E672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651:.J671])" office:value-type="float" office:value="0.137240579147003">
            <text:p>0.13724057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673]-[.H673])/[.H673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74]-[.H674])/[.H674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75]-[.H675])/[.H675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676]-[.H676])/[.H676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677]-[.H677])/[.H677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678]-[.H678])/[.H6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679]-[.H679])/[.H679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680]-[.H680])/[.H6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681]-[.H681])/[.H681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682]-[.H682])/[.H682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683]-[.H683])/[.H68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684]-[.H684])/[.H684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685]-[.H685])/[.H685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686]-[.H686])/[.H686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687]-[.H687])/[.H687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688]-[.H688])/[.H688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689]-[.H689])/[.H689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690]-[.H690])/[.H690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691]-[.H691])/[.H691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692]-[.H692])/[.H692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693]-[.H693])/[.H693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3:.D693]; &quot;T&quot;)" office:value-type="float" office:value="3">
            <text:p>3</text:p>
          </table:table-cell>
          <table:table-cell table:style-name="ce1" table:formula="of:=[.E694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673:.J693])" office:value-type="float" office:value="0.991354629226481">
            <text:p>0.9913546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695]-[.H695])/[.H695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696]-[.H696])/[.H696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697]-[.H697])/[.H697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698]-[.H698])/[.H698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699]-[.H699])/[.H699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695:.D699]; &quot;T&quot;)" office:value-type="float" office:value="1">
            <text:p>1</text:p>
          </table:table-cell>
          <table:table-cell table:formula="of:=[.E700]/5" office:value-type="float" office:value="0.2">
            <text:p>0.2</text:p>
          </table:table-cell>
          <table:table-cell table:number-columns-repeated="3"/>
          <table:table-cell table:style-name="ce1" table:formula="of:=AVERAGE([.J695:.J699])" office:value-type="float" office:value="0.855162778267247">
            <text:p>0.85516277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701]-[.H701])/[.H701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702]-[.H702])/[.H7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703]-[.H703])/[.H703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704]-[.H704])/[.H704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705]-[.H705])/[.H705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1:.D705]; &quot;T&quot;)" office:value-type="float" office:value="1">
            <text:p>1</text:p>
          </table:table-cell>
          <table:table-cell table:style-name="ce1" table:formula="of:=[.E706]/21" office:value-type="float" office:value="0.0476190476190476">
            <text:p>0.0476190476</text:p>
          </table:table-cell>
          <table:table-cell table:number-columns-repeated="3"/>
          <table:table-cell table:style-name="ce2" table:formula="of:=AVERAGE([.J701:.J705])" office:value-type="float" office:value="0.608238285569551">
            <text:p>0.60823828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694];[.E672];[.E650];[.E628])" office:value-type="float" office:value="60">
            <text:p>60</text:p>
          </table:table-cell>
          <table:table-cell table:style-name="ce1" table:formula="of:=[.E707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673:.J693];[.J651:.J671];[.J629:.J649];[.J607:.J627])" office:value-type="float" office:value="0.290034436984086">
            <text:p>0.2900344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708]-[.H708])/[.H708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709]-[.H709])/[.H709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710]-[.H710])/[.H7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711]-[.H711])/[.H7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712]-[.H712])/[.H7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713]-[.H713])/[.H7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42">
            <text:p>842</text:p>
          </table:table-cell>
          <table:table-cell table:formula="of:=ABS([.I714]-[.H714])/[.H714]" office:value-type="float" office:value="0.0539325842696629">
            <text:p>0.05393258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715]-[.H715])/[.H715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716]-[.H716])/[.H716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717]-[.H717])/[.H717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718]-[.H718])/[.H7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719]-[.H719])/[.H7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720]-[.H720])/[.H7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2">
            <text:p>912</text:p>
          </table:table-cell>
          <table:table-cell table:formula="of:=ABS([.I721]-[.H721])/[.H721]" office:value-type="float" office:value="0.0108459869848156">
            <text:p>0.010845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722]-[.H722])/[.H722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723]-[.H723])/[.H723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724]-[.H724])/[.H7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725]-[.H725])/[.H7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726]-[.H726])/[.H7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727]-[.H727])/[.H7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728]-[.H728])/[.H72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8:.D728]; &quot;T&quot;)" office:value-type="float" office:value="21">
            <text:p>21</text:p>
          </table:table-cell>
          <table:table-cell table:style-name="ce1" table:formula="of:=[.E729]/21" office:value-type="float" office:value="1">
            <text:p>1</text:p>
          </table:table-cell>
          <table:table-cell table:number-columns-repeated="3"/>
          <table:table-cell table:style-name="ce1" table:formula="of:=AVERAGE([.J708:.J728])" office:value-type="float" office:value="0.00502721381437882">
            <text:p>0.00502721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97">
            <text:p>697</text:p>
          </table:table-cell>
          <table:table-cell table:formula="of:=ABS([.I730]-[.H730])/[.H730]" office:value-type="float" office:value="0.125470514429109">
            <text:p>0.12547051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731]-[.H731])/[.H7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732]-[.H732])/[.H7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table:formula="of:=ABS([.I733]-[.H733])/[.H733]" office:value-type="float" office:value="0.0465994962216625">
            <text:p>0.0465994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734]-[.H734])/[.H7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735]-[.H735])/[.H7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928">
            <text:p>928</text:p>
          </table:table-cell>
          <table:table-cell table:formula="of:=ABS([.I736]-[.H736])/[.H736]" office:value-type="float" office:value="0.141451414514145">
            <text:p>0.14145141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37]-[.H737])/[.H7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38]-[.H738])/[.H7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739]-[.H739])/[.H7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740]-[.H740])/[.H740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1]-[.H741])/[.H7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24">
            <text:p>924</text:p>
          </table:table-cell>
          <table:table-cell table:formula="of:=ABS([.I742]-[.H742])/[.H742]" office:value-type="float" office:value="0.00858369098712446">
            <text:p>0.0085836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43]-[.H743])/[.H7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69">
            <text:p>669</text:p>
          </table:table-cell>
          <table:table-cell table:formula="of:=ABS([.I744]-[.H744])/[.H744]" office:value-type="float" office:value="0.0630252100840336">
            <text:p>0.0630252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02">
            <text:p>902</text:p>
          </table:table-cell>
          <table:table-cell table:formula="of:=ABS([.I745]-[.H745])/[.H745]" office:value-type="float" office:value="0.0710607621009269">
            <text:p>0.07106076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746]-[.H746])/[.H746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747]-[.H747])/[.H7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748]-[.H748])/[.H7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5">
            <text:p>865</text:p>
          </table:table-cell>
          <table:table-cell table:formula="of:=ABS([.I749]-[.H749])/[.H749]" office:value-type="float" office:value="0.00115473441108545">
            <text:p>0.00115473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750]-[.H750])/[.H75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30:.D750]; &quot;T&quot;)" office:value-type="float" office:value="20">
            <text:p>20</text:p>
          </table:table-cell>
          <table:table-cell table:style-name="ce1" table:formula="of:=[.E751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730:.J750])" office:value-type="float" office:value="0.0235374079186591">
            <text:p>0.02353740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752]-[.H752])/[.H7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00">
            <text:p>700</text:p>
          </table:table-cell>
          <table:table-cell table:formula="of:=ABS([.I753]-[.H753])/[.H753]" office:value-type="float" office:value="0.145299145299145">
            <text:p>0.1452991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754]-[.H754])/[.H7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62">
            <text:p>562</text:p>
          </table:table-cell>
          <table:table-cell table:formula="of:=ABS([.I755]-[.H755])/[.H755]" office:value-type="float" office:value="0.181950509461426">
            <text:p>0.18195050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756]-[.H756])/[.H7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757]-[.H757])/[.H757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table:formula="of:=ABS([.I758]-[.H758])/[.H758]" office:value-type="float" office:value="0.0252454417952314">
            <text:p>0.0252454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48">
            <text:p>848</text:p>
          </table:table-cell>
          <table:table-cell table:formula="of:=ABS([.I759]-[.H759])/[.H759]" office:value-type="float" office:value="0.0556792873051225">
            <text:p>0.0556792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33">
            <text:p>533</text:p>
          </table:table-cell>
          <table:table-cell table:formula="of:=ABS([.I760]-[.H760])/[.H7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71">
            <text:p>671</text:p>
          </table:table-cell>
          <table:table-cell table:formula="of:=ABS([.I761]-[.H761])/[.H761]" office:value-type="float" office:value="0.0744827586206896">
            <text:p>0.0744827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0">
            <text:p>620</text:p>
          </table:table-cell>
          <table:table-cell table:formula="of:=ABS([.I762]-[.H762])/[.H762]" office:value-type="float" office:value="0.161028416779432">
            <text:p>0.16102841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763]-[.H763])/[.H7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57">
            <text:p>757</text:p>
          </table:table-cell>
          <table:table-cell table:formula="of:=ABS([.I764]-[.H764])/[.H764]" office:value-type="float" office:value="0.0868516284680338">
            <text:p>0.0868516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765]-[.H765])/[.H7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84">
            <text:p>584</text:p>
          </table:table-cell>
          <table:table-cell table:formula="of:=ABS([.I766]-[.H766])/[.H766]" office:value-type="float" office:value="0.0626003210272873">
            <text:p>0.0626003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25">
            <text:p>825</text:p>
          </table:table-cell>
          <table:table-cell table:formula="of:=ABS([.I767]-[.H767])/[.H767]" office:value-type="float" office:value="0.024822695035461">
            <text:p>0.024822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768]-[.H768])/[.H768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769]-[.H769])/[.H769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770]-[.H770])/[.H7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771]-[.H771])/[.H771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41">
            <text:p>841</text:p>
          </table:table-cell>
          <table:table-cell table:formula="of:=ABS([.I772]-[.H772])/[.H772]" office:value-type="float" office:value="0.0808743169398907">
            <text:p>0.080874316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52:.D772]; &quot;T&quot;)" office:value-type="float" office:value="19">
            <text:p>19</text:p>
          </table:table-cell>
          <table:table-cell table:style-name="ce1" table:formula="of:=[.E773]/21" office:value-type="float" office:value="0.904761904761905">
            <text:p>0.9047619048</text:p>
          </table:table-cell>
          <table:table-cell table:number-columns-repeated="3"/>
          <table:table-cell table:style-name="ce1" table:formula="of:=AVERAGE([.J752:.J772])" office:value-type="float" office:value="0.0736589018850422">
            <text:p>0.07365890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774]-[.H774])/[.H774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775]-[.H775])/[.H775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776]-[.H776])/[.H776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77]-[.H777])/[.H777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78]-[.H778])/[.H778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779]-[.H779])/[.H7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80]-[.H780])/[.H780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781]-[.H781])/[.H7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82]-[.H782])/[.H782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783]-[.H783])/[.H783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784]-[.H784])/[.H784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5]-[.H785])/[.H785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86]-[.H786])/[.H786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787]-[.H787])/[.H787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788]-[.H788])/[.H788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789]-[.H789])/[.H789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790]-[.H790])/[.H790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791]-[.H791])/[.H791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792]-[.H792])/[.H792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793]-[.H793])/[.H793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794]-[.H794])/[.H794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74:.D794]; &quot;T&quot;)" office:value-type="float" office:value="2">
            <text:p>2</text:p>
          </table:table-cell>
          <table:table-cell table:style-name="ce1" table:formula="of:=[.E795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774:.J794])" office:value-type="float" office:value="1.01468687190329">
            <text:p>1.01468687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796]-[.H796])/[.H796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797]-[.H797])/[.H797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798]-[.H798])/[.H798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799]-[.H799])/[.H799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800]-[.H800])/[.H800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796:.D800]; &quot;T&quot;)" office:value-type="float" office:value="1">
            <text:p>1</text:p>
          </table:table-cell>
          <table:table-cell table:formula="of:=[.E801]/5" office:value-type="float" office:value="0.2">
            <text:p>0.2</text:p>
          </table:table-cell>
          <table:table-cell table:number-columns-repeated="3"/>
          <table:table-cell table:style-name="ce1" table:formula="of:=AVERAGE([.J796:.J800])" office:value-type="float" office:value="0.84684331071317">
            <text:p>0.84684331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802]-[.H802])/[.H802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803]-[.H803])/[.H803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804]-[.H804])/[.H804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805]-[.H805])/[.H805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806]-[.H806])/[.H806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2:.D806]; &quot;T&quot;)" office:value-type="float" office:value="0">
            <text:p>0</text:p>
          </table:table-cell>
          <table:table-cell table:style-name="ce1" table:formula="of:=[.E807]/21" office:value-type="float" office:value="0">
            <text:p>0</text:p>
          </table:table-cell>
          <table:table-cell table:number-columns-repeated="3"/>
          <table:table-cell table:style-name="ce2" table:formula="of:=AVERAGE([.J802:.J806])" office:value-type="float" office:value="0.687972504838654">
            <text:p>0.68797250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795];[.E773];[.E751];[.E729])" office:value-type="float" office:value="62">
            <text:p>62</text:p>
          </table:table-cell>
          <table:table-cell table:style-name="ce1" table:formula="of:=[.E808]/(4*21)" office:value-type="float" office:value="0.738095238095238">
            <text:p>0.7380952381</text:p>
          </table:table-cell>
          <table:table-cell table:number-columns-repeated="3"/>
          <table:table-cell table:style-name="ce3" table:formula="of:=AVERAGE([.J774:.J794];[.J752:.J772];[.J730:.J750];[.J708:.J728])" office:value-type="float" office:value="0.279227598880341">
            <text:p>0.27922759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809]-[.H809])/[.H8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810]-[.H810])/[.H8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811]-[.H811])/[.H8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812]-[.H812])/[.H8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813]-[.H813])/[.H8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814]-[.H814])/[.H8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12">
            <text:p>812</text:p>
          </table:table-cell>
          <table:table-cell table:formula="of:=ABS([.I815]-[.H815])/[.H815]" office:value-type="float" office:value="0.0876404494382022">
            <text:p>0.08764044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816]-[.H816])/[.H816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817]-[.H817])/[.H817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818]-[.H818])/[.H8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819]-[.H819])/[.H8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820]-[.H820])/[.H8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821]-[.H821])/[.H8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822]-[.H822])/[.H8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823]-[.H823])/[.H8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824]-[.H824])/[.H824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825]-[.H825])/[.H8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826]-[.H826])/[.H8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827]-[.H827])/[.H8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828]-[.H828])/[.H8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829]-[.H829])/[.H82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9:.D829]; &quot;T&quot;)" office:value-type="float" office:value="21">
            <text:p>21</text:p>
          </table:table-cell>
          <table:table-cell table:style-name="ce1" table:formula="of:=[.E830]/21" office:value-type="float" office:value="1">
            <text:p>1</text:p>
          </table:table-cell>
          <table:table-cell table:number-columns-repeated="3"/>
          <table:table-cell table:style-name="ce1" table:formula="of:=AVERAGE([.J809:.J829])" office:value-type="float" office:value="0.00589423114356512">
            <text:p>0.00589423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831]-[.H831])/[.H8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832]-[.H832])/[.H8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833]-[.H833])/[.H8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table:formula="of:=ABS([.I834]-[.H834])/[.H834]" office:value-type="float" office:value="0.0465994962216625">
            <text:p>0.0465994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835]-[.H835])/[.H8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836]-[.H836])/[.H8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837]-[.H837])/[.H8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838]-[.H838])/[.H8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28">
            <text:p>528</text:p>
          </table:table-cell>
          <table:table-cell table:formula="of:=ABS([.I839]-[.H839])/[.H839]" office:value-type="float" office:value="0.306176084099869">
            <text:p>0.3061760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840]-[.H840])/[.H840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78">
            <text:p>778</text:p>
          </table:table-cell>
          <table:table-cell table:formula="of:=ABS([.I841]-[.H841])/[.H841]" office:value-type="float" office:value="0.0189155107187894">
            <text:p>0.01891551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56">
            <text:p>956</text:p>
          </table:table-cell>
          <table:table-cell table:formula="of:=ABS([.I842]-[.H842])/[.H842]" office:value-type="float" office:value="0.0544015825914936">
            <text:p>0.05440158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843]-[.H843])/[.H8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74">
            <text:p>874</text:p>
          </table:table-cell>
          <table:table-cell table:formula="of:=ABS([.I844]-[.H844])/[.H844]" office:value-type="float" office:value="0.0256410256410256">
            <text:p>0.02564102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69">
            <text:p>669</text:p>
          </table:table-cell>
          <table:table-cell table:formula="of:=ABS([.I845]-[.H845])/[.H845]" office:value-type="float" office:value="0.0630252100840336">
            <text:p>0.0630252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36">
            <text:p>836</text:p>
          </table:table-cell>
          <table:table-cell table:formula="of:=ABS([.I846]-[.H846])/[.H846]" office:value-type="float" office:value="0.13903192584964">
            <text:p>0.13903192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847]-[.H847])/[.H8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48]-[.H848])/[.H8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49]-[.H849])/[.H8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3">
            <text:p>863</text:p>
          </table:table-cell>
          <table:table-cell table:formula="of:=ABS([.I850]-[.H850])/[.H850]" office:value-type="float" office:value="0.00346420323325635">
            <text:p>0.0034642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851]-[.H851])/[.H85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31:.D851]; &quot;T&quot;)" office:value-type="float" office:value="21">
            <text:p>21</text:p>
          </table:table-cell>
          <table:table-cell table:style-name="ce1" table:formula="of:=[.E852]/21" office:value-type="float" office:value="1">
            <text:p>1</text:p>
          </table:table-cell>
          <table:table-cell table:number-columns-repeated="3"/>
          <table:table-cell table:style-name="ce1" table:formula="of:=AVERAGE([.J831:.J851])" office:value-type="float" office:value="0.0313583660223936">
            <text:p>0.0313583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99">
            <text:p>599</text:p>
          </table:table-cell>
          <table:table-cell table:formula="of:=ABS([.I853]-[.H853])/[.H853]" office:value-type="float" office:value="0.191632928475034">
            <text:p>0.1916329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44">
            <text:p>744</text:p>
          </table:table-cell>
          <table:table-cell table:formula="of:=ABS([.I854]-[.H854])/[.H854]" office:value-type="float" office:value="0.0915750915750916">
            <text:p>0.0915750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29">
            <text:p>729</text:p>
          </table:table-cell>
          <table:table-cell table:formula="of:=ABS([.I855]-[.H855])/[.H855]" office:value-type="float" office:value="0.0864661654135338">
            <text:p>0.0864661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856]-[.H856])/[.H856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857]-[.H857])/[.H8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27">
            <text:p>727</text:p>
          </table:table-cell>
          <table:table-cell table:formula="of:=ABS([.I858]-[.H858])/[.H858]" office:value-type="float" office:value="0.0175675675675676">
            <text:p>0.01756756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859]-[.H859])/[.H859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860]-[.H860])/[.H860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245">
            <text:p>245</text:p>
          </table:table-cell>
          <table:table-cell table:formula="of:=ABS([.I861]-[.H861])/[.H861]" office:value-type="float" office:value="0.540337711069418">
            <text:p>0.5403377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89">
            <text:p>589</text:p>
          </table:table-cell>
          <table:table-cell table:formula="of:=ABS([.I862]-[.H862])/[.H862]" office:value-type="float" office:value="0.187586206896552">
            <text:p>0.1875862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863]-[.H863])/[.H863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864]-[.H864])/[.H864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865]-[.H865])/[.H8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866]-[.H866])/[.H8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867]-[.H867])/[.H867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126">
            <text:p>1126</text:p>
          </table:table-cell>
          <table:table-cell table:formula="of:=ABS([.I868]-[.H868])/[.H868]" office:value-type="float" office:value="0.33096926713948">
            <text:p>0.3309692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3">
            <text:p>783</text:p>
          </table:table-cell>
          <table:table-cell table:formula="of:=ABS([.I869]-[.H869])/[.H869]" office:value-type="float" office:value="0.143326039387309">
            <text:p>0.1433260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870]-[.H870])/[.H8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16">
            <text:p>816</text:p>
          </table:table-cell>
          <table:table-cell table:formula="of:=ABS([.I871]-[.H871])/[.H871]" office:value-type="float" office:value="0.140147523709168">
            <text:p>0.14014752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40">
            <text:p>640</text:p>
          </table:table-cell>
          <table:table-cell table:formula="of:=ABS([.I872]-[.H872])/[.H872]" office:value-type="float" office:value="0.142091152815013">
            <text:p>0.1420911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7">
            <text:p>857</text:p>
          </table:table-cell>
          <table:table-cell table:formula="of:=ABS([.I873]-[.H873])/[.H873]" office:value-type="float" office:value="0.0633879781420765">
            <text:p>0.0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53:.D873]; &quot;T&quot;)" office:value-type="float" office:value="17">
            <text:p>17</text:p>
          </table:table-cell>
          <table:table-cell table:style-name="ce1" table:formula="of:=[.E874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853:.J873])" office:value-type="float" office:value="0.136659033211465">
            <text:p>0.13665903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875]-[.H875])/[.H875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876]-[.H876])/[.H876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877]-[.H877])/[.H877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878]-[.H878])/[.H878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879]-[.H879])/[.H879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880]-[.H880])/[.H880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881]-[.H881])/[.H881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882]-[.H882])/[.H8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883]-[.H883])/[.H883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884]-[.H884])/[.H884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885]-[.H885])/[.H885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886]-[.H886])/[.H886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887]-[.H887])/[.H887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88]-[.H888])/[.H888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89]-[.H889])/[.H889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90]-[.H890])/[.H890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91]-[.H891])/[.H891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92]-[.H892])/[.H892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93]-[.H893])/[.H893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94]-[.H894])/[.H894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95]-[.H895])/[.H895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75:.D895]; &quot;T&quot;)" office:value-type="float" office:value="1">
            <text:p>1</text:p>
          </table:table-cell>
          <table:table-cell table:style-name="ce1" table:formula="of:=[.E896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875:.J895])" office:value-type="float" office:value="1.01982447094575">
            <text:p>1.0198244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7]-[.H897])/[.H897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898]-[.H898])/[.H898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899]-[.H899])/[.H899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900]-[.H900])/[.H900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01]-[.H901])/[.H901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7:.D901]; &quot;T&quot;)" office:value-type="float" office:value="0">
            <text:p>0</text:p>
          </table:table-cell>
          <table:table-cell table:formula="of:=[.E902]/5" office:value-type="float" office:value="0">
            <text:p>0</text:p>
          </table:table-cell>
          <table:table-cell table:number-columns-repeated="3"/>
          <table:table-cell table:style-name="ce1" table:formula="of:=AVERAGE([.J897:.J901])" office:value-type="float" office:value="0.940448881809481">
            <text:p>0.9404488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03]-[.H903])/[.H903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04]-[.H904])/[.H904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05]-[.H905])/[.H905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06]-[.H906])/[.H906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907]-[.H907])/[.H907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03:.D907]; &quot;T&quot;)" office:value-type="float" office:value="0">
            <text:p>0</text:p>
          </table:table-cell>
          <table:table-cell table:style-name="ce1" table:formula="of:=[.E908]/21" office:value-type="float" office:value="0">
            <text:p>0</text:p>
          </table:table-cell>
          <table:table-cell table:number-columns-repeated="3"/>
          <table:table-cell table:style-name="ce2" table:formula="of:=AVERAGE([.J903:.J907])" office:value-type="float" office:value="0.687972504838654">
            <text:p>0.687972504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96];[.E874];[.E852];[.E830])" office:value-type="float" office:value="60">
            <text:p>60</text:p>
          </table:table-cell>
          <table:table-cell table:style-name="ce1" table:formula="of:=[.E909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875:.J895];[.J853:.J873];[.J831:.J851];[.J809:.J829])" office:value-type="float" office:value="0.298434025330794">
            <text:p>0.2984340253</text:p>
          </table:table-cell>
          <table:table-cell table:number-columns-repeated="1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04716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00:13:14</dc:date>
    <meta:generator>LibreOffice/4.0.3.3$Linux_x86 LibreOffice_project/400m0$Build-3</meta:generator>
    <meta:editing-duration>PT49M31S</meta:editing-duration>
    <meta:editing-cycles>2</meta:editing-cycles>
    <meta:document-statistic meta:table-count="1" meta:cell-count="8903" meta:object-count="0"/>
  </office:meta>
</office:document-meta>
</file>